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2.receiver_i.routed_msg_sub.network" table:style-name="ta1">
        <table:shapes>
          <draw:frame draw:z-index="0" draw:style-name="gr1" draw:text-style-name="P1" svg:width="453.51pt" svg:height="255.09pt" svg:x="204.49pt" svg:y="2.83pt">
            <draw:object draw:notify-on-update-of-ranges="'sink_2.receiver_i.routed_msg_sub.network'.E1:'sink_2.receiver_i.routed_msg_sub.network'.E1 'sink_2.receiver_i.routed_msg_sub.network'.E2:'sink_2.receiver_i.routed_msg_sub.network'.E170 'sink_2.receiver_i.routed_msg_sub.network'.F1:'sink_2.receiver_i.routed_msg_sub.network'.F1 'sink_2.receiver_i.routed_msg_sub.network'.F2:'sink_2.receiver_i.routed_msg_sub.network'.F1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2802.53025" calcext:value-type="float">
            <text:p>1442892802.53025</text:p>
          </table:table-cell>
          <table:table-cell office:value-type="float" office:value="1442892802.53138" calcext:value-type="float">
            <text:p>1442892802.53138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2802.53029" calcext:value-type="float">
            <text:p>1442892802.53029</text:p>
          </table:table-cell>
          <table:table-cell office:value-type="float" office:value="1442892802.56089" calcext:value-type="float">
            <text:p>1442892802.56089</text:p>
          </table:table-cell>
          <table:table-cell office:value-type="float" office:value="8096" calcext:value-type="float">
            <text:p>8096</text:p>
          </table:table-cell>
          <table:table-cell table:formula="of:=[.C3]-[.C$2]" office:value-type="float" office:value="0.0295174121856689" calcext:value-type="float">
            <text:p>0.0295174122</text:p>
          </table:table-cell>
          <table:table-cell table:formula="of:=[.D3]/([.E3]-[.E2])" office:value-type="float" office:value="274278.78667259" calcext:value-type="float">
            <text:p>274278.786672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2802.53031" calcext:value-type="float">
            <text:p>1442892802.53031</text:p>
          </table:table-cell>
          <table:table-cell office:value-type="float" office:value="1442892802.59038" calcext:value-type="float">
            <text:p>1442892802.59038</text:p>
          </table:table-cell>
          <table:table-cell office:value-type="float" office:value="8096" calcext:value-type="float">
            <text:p>8096</text:p>
          </table:table-cell>
          <table:table-cell table:formula="of:=[.C4]-[.C$2]" office:value-type="float" office:value="0.0590088367462158" calcext:value-type="float">
            <text:p>0.0590088367</text:p>
          </table:table-cell>
          <table:table-cell table:formula="of:=[.D4]/([.E4]-[.E3])" office:value-type="float" office:value="274520.479110076" calcext:value-type="float">
            <text:p>274520.4791100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2802.53033" calcext:value-type="float">
            <text:p>1442892802.53033</text:p>
          </table:table-cell>
          <table:table-cell office:value-type="float" office:value="1442892802.61987" calcext:value-type="float">
            <text:p>1442892802.61987</text:p>
          </table:table-cell>
          <table:table-cell office:value-type="float" office:value="8096" calcext:value-type="float">
            <text:p>8096</text:p>
          </table:table-cell>
          <table:table-cell table:formula="of:=[.C5]-[.C$2]" office:value-type="float" office:value="0.0884940624237061" calcext:value-type="float">
            <text:p>0.0884940624</text:p>
          </table:table-cell>
          <table:table-cell table:formula="of:=[.D5]/([.E5]-[.E4])" office:value-type="float" office:value="274578.193450311" calcext:value-type="float">
            <text:p>274578.193450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2802.53039" calcext:value-type="float">
            <text:p>1442892802.53039</text:p>
          </table:table-cell>
          <table:table-cell office:value-type="float" office:value="1442892802.64937" calcext:value-type="float">
            <text:p>1442892802.64937</text:p>
          </table:table-cell>
          <table:table-cell office:value-type="float" office:value="8096" calcext:value-type="float">
            <text:p>8096</text:p>
          </table:table-cell>
          <table:table-cell table:formula="of:=[.C6]-[.C$2]" office:value-type="float" office:value="0.117993593215942" calcext:value-type="float">
            <text:p>0.1179935932</text:p>
          </table:table-cell>
          <table:table-cell table:formula="of:=[.D6]/([.E6]-[.E5])" office:value-type="float" office:value="274445.043109998" calcext:value-type="float">
            <text:p>274445.043109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2807.85745" calcext:value-type="float">
            <text:p>1442892807.85745</text:p>
          </table:table-cell>
          <table:table-cell office:value-type="float" office:value="1442892807.85749" calcext:value-type="float">
            <text:p>1442892807.85749</text:p>
          </table:table-cell>
          <table:table-cell office:value-type="float" office:value="8096" calcext:value-type="float">
            <text:p>8096</text:p>
          </table:table-cell>
          <table:table-cell table:formula="of:=[.C7]-[.C$2]" office:value-type="float" office:value="5.32611751556397" calcext:value-type="float">
            <text:p>5.3261175156</text:p>
          </table:table-cell>
          <table:table-cell table:formula="of:=[.D7]/([.E7]-[.E6])" office:value-type="float" office:value="1554.49450141924" calcext:value-type="float">
            <text:p>1554.4945014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2807.91545" calcext:value-type="float">
            <text:p>1442892807.91545</text:p>
          </table:table-cell>
          <table:table-cell office:value-type="float" office:value="1442892810.03391" calcext:value-type="float">
            <text:p>1442892810.03391</text:p>
          </table:table-cell>
          <table:table-cell office:value-type="float" office:value="8096" calcext:value-type="float">
            <text:p>8096</text:p>
          </table:table-cell>
          <table:table-cell table:formula="of:=[.C8]-[.C$2]" office:value-type="float" office:value="7.50253868103027" calcext:value-type="float">
            <text:p>7.502538681</text:p>
          </table:table-cell>
          <table:table-cell table:formula="of:=[.D8]/([.E8]-[.E7])" office:value-type="float" office:value="3719.86825365457" calcext:value-type="float">
            <text:p>3719.8682536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2808.05864" calcext:value-type="float">
            <text:p>1442892808.05864</text:p>
          </table:table-cell>
          <table:table-cell office:value-type="float" office:value="1442892810.06781" calcext:value-type="float">
            <text:p>1442892810.06781</text:p>
          </table:table-cell>
          <table:table-cell office:value-type="float" office:value="8096" calcext:value-type="float">
            <text:p>8096</text:p>
          </table:table-cell>
          <table:table-cell table:formula="of:=[.C9]-[.C$2]" office:value-type="float" office:value="7.53643774986267" calcext:value-type="float">
            <text:p>7.5364377499</text:p>
          </table:table-cell>
          <table:table-cell table:formula="of:=[.D9]/([.E9]-[.E8])" office:value-type="float" office:value="238826.61910355" calcext:value-type="float">
            <text:p>238826.6191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2808.25958" calcext:value-type="float">
            <text:p>1442892808.25958</text:p>
          </table:table-cell>
          <table:table-cell office:value-type="float" office:value="1442892810.10171" calcext:value-type="float">
            <text:p>1442892810.10171</text:p>
          </table:table-cell>
          <table:table-cell office:value-type="float" office:value="8096" calcext:value-type="float">
            <text:p>8096</text:p>
          </table:table-cell>
          <table:table-cell table:formula="of:=[.C10]-[.C$2]" office:value-type="float" office:value="7.57033371925354" calcext:value-type="float">
            <text:p>7.5703337193</text:p>
          </table:table-cell>
          <table:table-cell table:formula="of:=[.D10]/([.E10]-[.E9])" office:value-type="float" office:value="238848.45736794" calcext:value-type="float">
            <text:p>238848.45736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2808.25961" calcext:value-type="float">
            <text:p>1442892808.25961</text:p>
          </table:table-cell>
          <table:table-cell office:value-type="float" office:value="1442892810.13561" calcext:value-type="float">
            <text:p>1442892810.13561</text:p>
          </table:table-cell>
          <table:table-cell office:value-type="float" office:value="8096" calcext:value-type="float">
            <text:p>8096</text:p>
          </table:table-cell>
          <table:table-cell table:formula="of:=[.C11]-[.C$2]" office:value-type="float" office:value="7.60423755645752" calcext:value-type="float">
            <text:p>7.6042375565</text:p>
          </table:table-cell>
          <table:table-cell table:formula="of:=[.D11]/([.E11]-[.E10])" office:value-type="float" office:value="238793.029570403" calcext:value-type="float">
            <text:p>238793.029570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2808.3358" calcext:value-type="float">
            <text:p>1442892808.3358</text:p>
          </table:table-cell>
          <table:table-cell office:value-type="float" office:value="1442892810.16951" calcext:value-type="float">
            <text:p>1442892810.16951</text:p>
          </table:table-cell>
          <table:table-cell office:value-type="float" office:value="8096" calcext:value-type="float">
            <text:p>8096</text:p>
          </table:table-cell>
          <table:table-cell table:formula="of:=[.C12]-[.C$2]" office:value-type="float" office:value="7.63813662528992" calcext:value-type="float">
            <text:p>7.6381366253</text:p>
          </table:table-cell>
          <table:table-cell table:formula="of:=[.D12]/([.E12]-[.E11])" office:value-type="float" office:value="238826.61910355" calcext:value-type="float">
            <text:p>238826.6191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2808.53696" calcext:value-type="float">
            <text:p>1442892808.53696</text:p>
          </table:table-cell>
          <table:table-cell office:value-type="float" office:value="1442892810.2034" calcext:value-type="float">
            <text:p>1442892810.2034</text:p>
          </table:table-cell>
          <table:table-cell office:value-type="float" office:value="8096" calcext:value-type="float">
            <text:p>8096</text:p>
          </table:table-cell>
          <table:table-cell table:formula="of:=[.C13]-[.C$2]" office:value-type="float" office:value="7.67202496528626" calcext:value-type="float">
            <text:p>7.6720249653</text:p>
          </table:table-cell>
          <table:table-cell table:formula="of:=[.D13]/([.E13]-[.E12])" office:value-type="float" office:value="238902.230114396" calcext:value-type="float">
            <text:p>238902.2301143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2808.537" calcext:value-type="float">
            <text:p>1442892808.537</text:p>
          </table:table-cell>
          <table:table-cell office:value-type="float" office:value="1442892810.23726" calcext:value-type="float">
            <text:p>1442892810.23726</text:p>
          </table:table-cell>
          <table:table-cell office:value-type="float" office:value="8096" calcext:value-type="float">
            <text:p>8096</text:p>
          </table:table-cell>
          <table:table-cell table:formula="of:=[.C14]-[.C$2]" office:value-type="float" office:value="7.70588731765747" calcext:value-type="float">
            <text:p>7.7058873177</text:p>
          </table:table-cell>
          <table:table-cell table:formula="of:=[.D14]/([.E14]-[.E13])" office:value-type="float" office:value="239085.575368411" calcext:value-type="float">
            <text:p>239085.5753684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2808.61081" calcext:value-type="float">
            <text:p>1442892808.61081</text:p>
          </table:table-cell>
          <table:table-cell office:value-type="float" office:value="1442892810.27116" calcext:value-type="float">
            <text:p>1442892810.27116</text:p>
          </table:table-cell>
          <table:table-cell office:value-type="float" office:value="8096" calcext:value-type="float">
            <text:p>8096</text:p>
          </table:table-cell>
          <table:table-cell table:formula="of:=[.C15]-[.C$2]" office:value-type="float" office:value="7.73978471755981" calcext:value-type="float">
            <text:p>7.7397847176</text:p>
          </table:table-cell>
          <table:table-cell table:formula="of:=[.D15]/([.E15]-[.E14])" office:value-type="float" office:value="238838.377672744" calcext:value-type="float">
            <text:p>238838.377672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2808.81188" calcext:value-type="float">
            <text:p>1442892808.81188</text:p>
          </table:table-cell>
          <table:table-cell office:value-type="float" office:value="1442892810.30504" calcext:value-type="float">
            <text:p>1442892810.30504</text:p>
          </table:table-cell>
          <table:table-cell office:value-type="float" office:value="8096" calcext:value-type="float">
            <text:p>8096</text:p>
          </table:table-cell>
          <table:table-cell table:formula="of:=[.C16]-[.C$2]" office:value-type="float" office:value="7.77365899085999" calcext:value-type="float">
            <text:p>7.7736589909</text:p>
          </table:table-cell>
          <table:table-cell table:formula="of:=[.D16]/([.E16]-[.E15])" office:value-type="float" office:value="239001.437115971" calcext:value-type="float">
            <text:p>239001.437115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2809.0129" calcext:value-type="float">
            <text:p>1442892809.0129</text:p>
          </table:table-cell>
          <table:table-cell office:value-type="float" office:value="1442892810.33892" calcext:value-type="float">
            <text:p>1442892810.33892</text:p>
          </table:table-cell>
          <table:table-cell office:value-type="float" office:value="8096" calcext:value-type="float">
            <text:p>8096</text:p>
          </table:table-cell>
          <table:table-cell table:formula="of:=[.C17]-[.C$2]" office:value-type="float" office:value="7.8075475692749" calcext:value-type="float">
            <text:p>7.8075475693</text:p>
          </table:table-cell>
          <table:table-cell table:formula="of:=[.D17]/([.E17]-[.E16])" office:value-type="float" office:value="238900.54934958" calcext:value-type="float">
            <text:p>238900.54934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2809.01295" calcext:value-type="float">
            <text:p>1442892809.01295</text:p>
          </table:table-cell>
          <table:table-cell office:value-type="float" office:value="1442892810.37279" calcext:value-type="float">
            <text:p>1442892810.37279</text:p>
          </table:table-cell>
          <table:table-cell office:value-type="float" office:value="8096" calcext:value-type="float">
            <text:p>8096</text:p>
          </table:table-cell>
          <table:table-cell table:formula="of:=[.C18]-[.C$2]" office:value-type="float" office:value="7.84141540527344" calcext:value-type="float">
            <text:p>7.8414154053</text:p>
          </table:table-cell>
          <table:table-cell table:formula="of:=[.D18]/([.E18]-[.E17])" office:value-type="float" office:value="239046.864415848" calcext:value-type="float">
            <text:p>239046.8644158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2809.01297" calcext:value-type="float">
            <text:p>1442892809.01297</text:p>
          </table:table-cell>
          <table:table-cell office:value-type="float" office:value="1442892810.40671" calcext:value-type="float">
            <text:p>1442892810.40671</text:p>
          </table:table-cell>
          <table:table-cell office:value-type="float" office:value="8096" calcext:value-type="float">
            <text:p>8096</text:p>
          </table:table-cell>
          <table:table-cell table:formula="of:=[.C19]-[.C$2]" office:value-type="float" office:value="7.87533187866211" calcext:value-type="float">
            <text:p>7.8753318787</text:p>
          </table:table-cell>
          <table:table-cell table:formula="of:=[.D19]/([.E19]-[.E18])" office:value-type="float" office:value="238704.062985041" calcext:value-type="float">
            <text:p>238704.0629850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2809.29015" calcext:value-type="float">
            <text:p>1442892809.29015</text:p>
          </table:table-cell>
          <table:table-cell office:value-type="float" office:value="1442892810.44059" calcext:value-type="float">
            <text:p>1442892810.44059</text:p>
          </table:table-cell>
          <table:table-cell office:value-type="float" office:value="8096" calcext:value-type="float">
            <text:p>8096</text:p>
          </table:table-cell>
          <table:table-cell table:formula="of:=[.C20]-[.C$2]" office:value-type="float" office:value="7.90921759605408" calcext:value-type="float">
            <text:p>7.9092175961</text:p>
          </table:table-cell>
          <table:table-cell table:formula="of:=[.D20]/([.E20]-[.E19])" office:value-type="float" office:value="238920.720088372" calcext:value-type="float">
            <text:p>238920.7200883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2809.29021" calcext:value-type="float">
            <text:p>1442892809.29021</text:p>
          </table:table-cell>
          <table:table-cell office:value-type="float" office:value="1442892810.47454" calcext:value-type="float">
            <text:p>1442892810.47454</text:p>
          </table:table-cell>
          <table:table-cell office:value-type="float" office:value="8096" calcext:value-type="float">
            <text:p>8096</text:p>
          </table:table-cell>
          <table:table-cell table:formula="of:=[.C21]-[.C$2]" office:value-type="float" office:value="7.94316625595093" calcext:value-type="float">
            <text:p>7.943166256</text:p>
          </table:table-cell>
          <table:table-cell table:formula="of:=[.D21]/([.E21]-[.E20])" office:value-type="float" office:value="238477.749183586" calcext:value-type="float">
            <text:p>238477.7491835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2809.29025" calcext:value-type="float">
            <text:p>1442892809.29025</text:p>
          </table:table-cell>
          <table:table-cell office:value-type="float" office:value="1442892810.50843" calcext:value-type="float">
            <text:p>1442892810.50843</text:p>
          </table:table-cell>
          <table:table-cell office:value-type="float" office:value="8096" calcext:value-type="float">
            <text:p>8096</text:p>
          </table:table-cell>
          <table:table-cell table:formula="of:=[.C22]-[.C$2]" office:value-type="float" office:value="7.97705268859863" calcext:value-type="float">
            <text:p>7.9770526886</text:p>
          </table:table-cell>
          <table:table-cell table:formula="of:=[.D22]/([.E22]-[.E21])" office:value-type="float" office:value="238915.677084359" calcext:value-type="float">
            <text:p>238915.6770843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2809.55925" calcext:value-type="float">
            <text:p>1442892809.55925</text:p>
          </table:table-cell>
          <table:table-cell office:value-type="float" office:value="1442892810.54232" calcext:value-type="float">
            <text:p>1442892810.54232</text:p>
          </table:table-cell>
          <table:table-cell office:value-type="float" office:value="8096" calcext:value-type="float">
            <text:p>8096</text:p>
          </table:table-cell>
          <table:table-cell table:formula="of:=[.C23]-[.C$2]" office:value-type="float" office:value="8.0109486579895" calcext:value-type="float">
            <text:p>8.010948658</text:p>
          </table:table-cell>
          <table:table-cell table:formula="of:=[.D23]/([.E23]-[.E22])" office:value-type="float" office:value="238848.45736794" calcext:value-type="float">
            <text:p>238848.457367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2809.55931" calcext:value-type="float">
            <text:p>1442892809.55931</text:p>
          </table:table-cell>
          <table:table-cell office:value-type="float" office:value="1442892810.57621" calcext:value-type="float">
            <text:p>1442892810.57621</text:p>
          </table:table-cell>
          <table:table-cell office:value-type="float" office:value="8096" calcext:value-type="float">
            <text:p>8096</text:p>
          </table:table-cell>
          <table:table-cell table:formula="of:=[.C24]-[.C$2]" office:value-type="float" office:value="8.0448362827301" calcext:value-type="float">
            <text:p>8.0448362827</text:p>
          </table:table-cell>
          <table:table-cell table:formula="of:=[.D24]/([.E24]-[.E23])" office:value-type="float" office:value="238907.272550744" calcext:value-type="float">
            <text:p>238907.2725507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2809.55935" calcext:value-type="float">
            <text:p>1442892809.55935</text:p>
          </table:table-cell>
          <table:table-cell office:value-type="float" office:value="1442892810.61011" calcext:value-type="float">
            <text:p>1442892810.61011</text:p>
          </table:table-cell>
          <table:table-cell office:value-type="float" office:value="8096" calcext:value-type="float">
            <text:p>8096</text:p>
          </table:table-cell>
          <table:table-cell table:formula="of:=[.C25]-[.C$2]" office:value-type="float" office:value="8.07873153686523" calcext:value-type="float">
            <text:p>8.0787315369</text:p>
          </table:table-cell>
          <table:table-cell table:formula="of:=[.D25]/([.E25]-[.E24])" office:value-type="float" office:value="238853.49753459" calcext:value-type="float">
            <text:p>238853.497534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2809.82842" calcext:value-type="float">
            <text:p>1442892809.82842</text:p>
          </table:table-cell>
          <table:table-cell office:value-type="float" office:value="1442892810.64399" calcext:value-type="float">
            <text:p>1442892810.64399</text:p>
          </table:table-cell>
          <table:table-cell office:value-type="float" office:value="8096" calcext:value-type="float">
            <text:p>8096</text:p>
          </table:table-cell>
          <table:table-cell table:formula="of:=[.C26]-[.C$2]" office:value-type="float" office:value="8.11261034011841" calcext:value-type="float">
            <text:p>8.1126103401</text:p>
          </table:table-cell>
          <table:table-cell table:formula="of:=[.D26]/([.E26]-[.E25])" office:value-type="float" office:value="238969.480105279" calcext:value-type="float">
            <text:p>238969.480105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2809.82846" calcext:value-type="float">
            <text:p>1442892809.82846</text:p>
          </table:table-cell>
          <table:table-cell office:value-type="float" office:value="1442892810.67791" calcext:value-type="float">
            <text:p>1442892810.67791</text:p>
          </table:table-cell>
          <table:table-cell office:value-type="float" office:value="8096" calcext:value-type="float">
            <text:p>8096</text:p>
          </table:table-cell>
          <table:table-cell table:formula="of:=[.C27]-[.C$2]" office:value-type="float" office:value="8.1465322971344" calcext:value-type="float">
            <text:p>8.1465322971</text:p>
          </table:table-cell>
          <table:table-cell table:formula="of:=[.D27]/([.E27]-[.E26])" office:value-type="float" office:value="238665.475467216" calcext:value-type="float">
            <text:p>238665.4754672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2809.82848" calcext:value-type="float">
            <text:p>1442892809.82848</text:p>
          </table:table-cell>
          <table:table-cell office:value-type="float" office:value="1442892810.71178" calcext:value-type="float">
            <text:p>1442892810.71178</text:p>
          </table:table-cell>
          <table:table-cell office:value-type="float" office:value="8096" calcext:value-type="float">
            <text:p>8096</text:p>
          </table:table-cell>
          <table:table-cell table:formula="of:=[.C28]-[.C$2]" office:value-type="float" office:value="8.18040275573731" calcext:value-type="float">
            <text:p>8.1804027557</text:p>
          </table:table-cell>
          <table:table-cell table:formula="of:=[.D28]/([.E28]-[.E27])" office:value-type="float" office:value="239028.354912961" calcext:value-type="float">
            <text:p>239028.3549129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2810.09768" calcext:value-type="float">
            <text:p>1442892810.09768</text:p>
          </table:table-cell>
          <table:table-cell office:value-type="float" office:value="1442892810.74566" calcext:value-type="float">
            <text:p>1442892810.74566</text:p>
          </table:table-cell>
          <table:table-cell office:value-type="float" office:value="8096" calcext:value-type="float">
            <text:p>8096</text:p>
          </table:table-cell>
          <table:table-cell table:formula="of:=[.C29]-[.C$2]" office:value-type="float" office:value="8.21428036689758" calcext:value-type="float">
            <text:p>8.2142803669</text:p>
          </table:table-cell>
          <table:table-cell table:formula="of:=[.D29]/([.E29]-[.E28])" office:value-type="float" office:value="238977.889016348" calcext:value-type="float">
            <text:p>238977.8890163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2810.09772" calcext:value-type="float">
            <text:p>1442892810.09772</text:p>
          </table:table-cell>
          <table:table-cell office:value-type="float" office:value="1442892810.77961" calcext:value-type="float">
            <text:p>1442892810.77961</text:p>
          </table:table-cell>
          <table:table-cell office:value-type="float" office:value="8096" calcext:value-type="float">
            <text:p>8096</text:p>
          </table:table-cell>
          <table:table-cell table:formula="of:=[.C30]-[.C$2]" office:value-type="float" office:value="8.24823904037476" calcext:value-type="float">
            <text:p>8.2482390404</text:p>
          </table:table-cell>
          <table:table-cell table:formula="of:=[.D30]/([.E30]-[.E29])" office:value-type="float" office:value="238407.427941558" calcext:value-type="float">
            <text:p>238407.4279415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2810.09774" calcext:value-type="float">
            <text:p>1442892810.09774</text:p>
          </table:table-cell>
          <table:table-cell office:value-type="float" office:value="1442892810.81347" calcext:value-type="float">
            <text:p>1442892810.81347</text:p>
          </table:table-cell>
          <table:table-cell office:value-type="float" office:value="8096" calcext:value-type="float">
            <text:p>8096</text:p>
          </table:table-cell>
          <table:table-cell table:formula="of:=[.C31]-[.C$2]" office:value-type="float" office:value="8.28209376335144" calcext:value-type="float">
            <text:p>8.2820937634</text:p>
          </table:table-cell>
          <table:table-cell table:formula="of:=[.D31]/([.E31]-[.E30])" office:value-type="float" office:value="239139.454946231" calcext:value-type="float">
            <text:p>239139.4549462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2810.37147" calcext:value-type="float">
            <text:p>1442892810.37147</text:p>
          </table:table-cell>
          <table:table-cell office:value-type="float" office:value="1442892810.84731" calcext:value-type="float">
            <text:p>1442892810.84731</text:p>
          </table:table-cell>
          <table:table-cell office:value-type="float" office:value="8096" calcext:value-type="float">
            <text:p>8096</text:p>
          </table:table-cell>
          <table:table-cell table:formula="of:=[.C32]-[.C$2]" office:value-type="float" office:value="8.3159327507019" calcext:value-type="float">
            <text:p>8.3159327507</text:p>
          </table:table-cell>
          <table:table-cell table:formula="of:=[.D32]/([.E32]-[.E31])" office:value-type="float" office:value="239250.658305796" calcext:value-type="float">
            <text:p>239250.6583057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2810.37151" calcext:value-type="float">
            <text:p>1442892810.37151</text:p>
          </table:table-cell>
          <table:table-cell office:value-type="float" office:value="1442892810.88117" calcext:value-type="float">
            <text:p>1442892810.88117</text:p>
          </table:table-cell>
          <table:table-cell office:value-type="float" office:value="8096" calcext:value-type="float">
            <text:p>8096</text:p>
          </table:table-cell>
          <table:table-cell table:formula="of:=[.C33]-[.C$2]" office:value-type="float" office:value="8.34979009628296" calcext:value-type="float">
            <text:p>8.3497900963</text:p>
          </table:table-cell>
          <table:table-cell table:formula="of:=[.D33]/([.E33]-[.E32])" office:value-type="float" office:value="239120.931102473" calcext:value-type="float">
            <text:p>239120.9311024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2810.37153" calcext:value-type="float">
            <text:p>1442892810.37153</text:p>
          </table:table-cell>
          <table:table-cell office:value-type="float" office:value="1442892810.91506" calcext:value-type="float">
            <text:p>1442892810.91506</text:p>
          </table:table-cell>
          <table:table-cell office:value-type="float" office:value="8096" calcext:value-type="float">
            <text:p>8096</text:p>
          </table:table-cell>
          <table:table-cell table:formula="of:=[.C34]-[.C$2]" office:value-type="float" office:value="8.38368678092957" calcext:value-type="float">
            <text:p>8.3836867809</text:p>
          </table:table-cell>
          <table:table-cell table:formula="of:=[.D34]/([.E34]-[.E33])" office:value-type="float" office:value="238843.417413996" calcext:value-type="float">
            <text:p>238843.4174139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2810.64054" calcext:value-type="float">
            <text:p>1442892810.64054</text:p>
          </table:table-cell>
          <table:table-cell office:value-type="float" office:value="1442892810.94895" calcext:value-type="float">
            <text:p>1442892810.94895</text:p>
          </table:table-cell>
          <table:table-cell office:value-type="float" office:value="8096" calcext:value-type="float">
            <text:p>8096</text:p>
          </table:table-cell>
          <table:table-cell table:formula="of:=[.C35]-[.C$2]" office:value-type="float" office:value="8.41757416725159" calcext:value-type="float">
            <text:p>8.4175741673</text:p>
          </table:table-cell>
          <table:table-cell table:formula="of:=[.D35]/([.E35]-[.E34])" office:value-type="float" office:value="238908.953410162" calcext:value-type="float">
            <text:p>238908.953410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2810.64057" calcext:value-type="float">
            <text:p>1442892810.64057</text:p>
          </table:table-cell>
          <table:table-cell office:value-type="float" office:value="1442892810.98279" calcext:value-type="float">
            <text:p>1442892810.98279</text:p>
          </table:table-cell>
          <table:table-cell office:value-type="float" office:value="8096" calcext:value-type="float">
            <text:p>8096</text:p>
          </table:table-cell>
          <table:table-cell table:formula="of:=[.C36]-[.C$2]" office:value-type="float" office:value="8.45140981674194" calcext:value-type="float">
            <text:p>8.4514098167</text:p>
          </table:table-cell>
          <table:table-cell table:formula="of:=[.D36]/([.E36]-[.E35])" office:value-type="float" office:value="239274.260194339" calcext:value-type="float">
            <text:p>239274.2601943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2810.90971" calcext:value-type="float">
            <text:p>1442892810.90971</text:p>
          </table:table-cell>
          <table:table-cell office:value-type="float" office:value="1442892811.01613" calcext:value-type="float">
            <text:p>1442892811.01613</text:p>
          </table:table-cell>
          <table:table-cell office:value-type="float" office:value="8096" calcext:value-type="float">
            <text:p>8096</text:p>
          </table:table-cell>
          <table:table-cell table:formula="of:=[.C37]-[.C$2]" office:value-type="float" office:value="8.48474955558777" calcext:value-type="float">
            <text:p>8.4847495556</text:p>
          </table:table-cell>
          <table:table-cell table:formula="of:=[.D37]/([.E37]-[.E36])" office:value-type="float" office:value="242833.335841015" calcext:value-type="float">
            <text:p>242833.335841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2810.90975" calcext:value-type="float">
            <text:p>1442892810.90975</text:p>
          </table:table-cell>
          <table:table-cell office:value-type="float" office:value="1442892811.0489" calcext:value-type="float">
            <text:p>1442892811.0489</text:p>
          </table:table-cell>
          <table:table-cell office:value-type="float" office:value="8096" calcext:value-type="float">
            <text:p>8096</text:p>
          </table:table-cell>
          <table:table-cell table:formula="of:=[.C38]-[.C$2]" office:value-type="float" office:value="8.51752710342407" calcext:value-type="float">
            <text:p>8.5175271034</text:p>
          </table:table-cell>
          <table:table-cell table:formula="of:=[.D38]/([.E38]-[.E37])" office:value-type="float" office:value="246998.34290328" calcext:value-type="float">
            <text:p>246998.34290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2811.04436" calcext:value-type="float">
            <text:p>1442892811.04436</text:p>
          </table:table-cell>
          <table:table-cell office:value-type="float" office:value="1442892811.08168" calcext:value-type="float">
            <text:p>1442892811.08168</text:p>
          </table:table-cell>
          <table:table-cell office:value-type="float" office:value="8096" calcext:value-type="float">
            <text:p>8096</text:p>
          </table:table-cell>
          <table:table-cell table:formula="of:=[.C39]-[.C$2]" office:value-type="float" office:value="8.55030488967896" calcext:value-type="float">
            <text:p>8.5503048897</text:p>
          </table:table-cell>
          <table:table-cell table:formula="of:=[.D39]/([.E39]-[.E38])" office:value-type="float" office:value="246996.54629037" calcext:value-type="float">
            <text:p>246996.546290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2811.04439" calcext:value-type="float">
            <text:p>1442892811.04439</text:p>
          </table:table-cell>
          <table:table-cell office:value-type="float" office:value="1442892811.11445" calcext:value-type="float">
            <text:p>1442892811.11445</text:p>
          </table:table-cell>
          <table:table-cell office:value-type="float" office:value="8096" calcext:value-type="float">
            <text:p>8096</text:p>
          </table:table-cell>
          <table:table-cell table:formula="of:=[.C40]-[.C$2]" office:value-type="float" office:value="8.5830774307251" calcext:value-type="float">
            <text:p>8.5830774307</text:p>
          </table:table-cell>
          <table:table-cell table:formula="of:=[.D40]/([.E40]-[.E39])" office:value-type="float" office:value="247036.077812859" calcext:value-type="float">
            <text:p>247036.0778128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2811.04441" calcext:value-type="float">
            <text:p>1442892811.04441</text:p>
          </table:table-cell>
          <table:table-cell office:value-type="float" office:value="1442892811.14726" calcext:value-type="float">
            <text:p>1442892811.14726</text:p>
          </table:table-cell>
          <table:table-cell office:value-type="float" office:value="8096" calcext:value-type="float">
            <text:p>8096</text:p>
          </table:table-cell>
          <table:table-cell table:formula="of:=[.C41]-[.C$2]" office:value-type="float" office:value="8.615882396698" calcext:value-type="float">
            <text:p>8.6158823967</text:p>
          </table:table-cell>
          <table:table-cell table:formula="of:=[.D41]/([.E41]-[.E40])" office:value-type="float" office:value="246791.903600448" calcext:value-type="float">
            <text:p>246791.9036004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2811.32782" calcext:value-type="float">
            <text:p>1442892811.32782</text:p>
          </table:table-cell>
          <table:table-cell office:value-type="float" office:value="1442892811.32798" calcext:value-type="float">
            <text:p>1442892811.32798</text:p>
          </table:table-cell>
          <table:table-cell office:value-type="float" office:value="8096" calcext:value-type="float">
            <text:p>8096</text:p>
          </table:table-cell>
          <table:table-cell table:formula="of:=[.C42]-[.C$2]" office:value-type="float" office:value="8.79660248756409" calcext:value-type="float">
            <text:p>8.7966024876</text:p>
          </table:table-cell>
          <table:table-cell table:formula="of:=[.D42]/([.E42]-[.E41])" office:value-type="float" office:value="44798.5609192673" calcext:value-type="float">
            <text:p>44798.5609192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2811.32789" calcext:value-type="float">
            <text:p>1442892811.32789</text:p>
          </table:table-cell>
          <table:table-cell office:value-type="float" office:value="1442892811.36079" calcext:value-type="float">
            <text:p>1442892811.36079</text:p>
          </table:table-cell>
          <table:table-cell office:value-type="float" office:value="8096" calcext:value-type="float">
            <text:p>8096</text:p>
          </table:table-cell>
          <table:table-cell table:formula="of:=[.C43]-[.C$2]" office:value-type="float" office:value="8.82941389083862" calcext:value-type="float">
            <text:p>8.8294138908</text:p>
          </table:table-cell>
          <table:table-cell table:formula="of:=[.D43]/([.E43]-[.E42])" office:value-type="float" office:value="246743.485252977" calcext:value-type="float">
            <text:p>246743.485252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2811.32792" calcext:value-type="float">
            <text:p>1442892811.32792</text:p>
          </table:table-cell>
          <table:table-cell office:value-type="float" office:value="1442892811.39358" calcext:value-type="float">
            <text:p>1442892811.39358</text:p>
          </table:table-cell>
          <table:table-cell office:value-type="float" office:value="8096" calcext:value-type="float">
            <text:p>8096</text:p>
          </table:table-cell>
          <table:table-cell table:formula="of:=[.C44]-[.C$2]" office:value-type="float" office:value="8.86220645904541" calcext:value-type="float">
            <text:p>8.862206459</text:p>
          </table:table-cell>
          <table:table-cell table:formula="of:=[.D44]/([.E44]-[.E43])" office:value-type="float" office:value="246885.207311221" calcext:value-type="float">
            <text:p>246885.2073112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2811.60617" calcext:value-type="float">
            <text:p>1442892811.60617</text:p>
          </table:table-cell>
          <table:table-cell office:value-type="float" office:value="1442892811.60641" calcext:value-type="float">
            <text:p>1442892811.60641</text:p>
          </table:table-cell>
          <table:table-cell office:value-type="float" office:value="8096" calcext:value-type="float">
            <text:p>8096</text:p>
          </table:table-cell>
          <table:table-cell table:formula="of:=[.C45]-[.C$2]" office:value-type="float" office:value="9.07503700256348" calcext:value-type="float">
            <text:p>9.0750370026</text:p>
          </table:table-cell>
          <table:table-cell table:formula="of:=[.D45]/([.E45]-[.E44])" office:value-type="float" office:value="38039.6528908585" calcext:value-type="float">
            <text:p>38039.65289085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2811.60622" calcext:value-type="float">
            <text:p>1442892811.60622</text:p>
          </table:table-cell>
          <table:table-cell office:value-type="float" office:value="1442892811.63919" calcext:value-type="float">
            <text:p>1442892811.63919</text:p>
          </table:table-cell>
          <table:table-cell office:value-type="float" office:value="8096" calcext:value-type="float">
            <text:p>8096</text:p>
          </table:table-cell>
          <table:table-cell table:formula="of:=[.C46]-[.C$2]" office:value-type="float" office:value="9.10781002044678" calcext:value-type="float">
            <text:p>9.1078100204</text:p>
          </table:table-cell>
          <table:table-cell table:formula="of:=[.D46]/([.E46]-[.E45])" office:value-type="float" office:value="247032.483515204" calcext:value-type="float">
            <text:p>247032.4835152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2811.8847" calcext:value-type="float">
            <text:p>1442892811.8847</text:p>
          </table:table-cell>
          <table:table-cell office:value-type="float" office:value="1442892811.88483" calcext:value-type="float">
            <text:p>1442892811.88483</text:p>
          </table:table-cell>
          <table:table-cell office:value-type="float" office:value="8096" calcext:value-type="float">
            <text:p>8096</text:p>
          </table:table-cell>
          <table:table-cell table:formula="of:=[.C47]-[.C$2]" office:value-type="float" office:value="9.3534562587738" calcext:value-type="float">
            <text:p>9.3534562588</text:p>
          </table:table-cell>
          <table:table-cell table:formula="of:=[.D47]/([.E47]-[.E46])" office:value-type="float" office:value="32957.9644904714" calcext:value-type="float">
            <text:p>32957.96449047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2811.88478" calcext:value-type="float">
            <text:p>1442892811.88478</text:p>
          </table:table-cell>
          <table:table-cell office:value-type="float" office:value="1442892811.91762" calcext:value-type="float">
            <text:p>1442892811.91762</text:p>
          </table:table-cell>
          <table:table-cell office:value-type="float" office:value="8096" calcext:value-type="float">
            <text:p>8096</text:p>
          </table:table-cell>
          <table:table-cell table:formula="of:=[.C48]-[.C$2]" office:value-type="float" office:value="9.38624811172485" calcext:value-type="float">
            <text:p>9.3862481117</text:p>
          </table:table-cell>
          <table:table-cell table:formula="of:=[.D48]/([.E48]-[.E47])" office:value-type="float" office:value="246890.592370164" calcext:value-type="float">
            <text:p>246890.5923701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2811.8848" calcext:value-type="float">
            <text:p>1442892811.8848</text:p>
          </table:table-cell>
          <table:table-cell office:value-type="float" office:value="1442892811.95048" calcext:value-type="float">
            <text:p>1442892811.95048</text:p>
          </table:table-cell>
          <table:table-cell office:value-type="float" office:value="8096" calcext:value-type="float">
            <text:p>8096</text:p>
          </table:table-cell>
          <table:table-cell table:formula="of:=[.C49]-[.C$2]" office:value-type="float" office:value="9.41910719871521" calcext:value-type="float">
            <text:p>9.4191071987</text:p>
          </table:table-cell>
          <table:table-cell table:formula="of:=[.D49]/([.E49]-[.E48])" office:value-type="float" office:value="246385.421554045" calcext:value-type="float">
            <text:p>246385.4215540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2812.16295" calcext:value-type="float">
            <text:p>1442892812.16295</text:p>
          </table:table-cell>
          <table:table-cell office:value-type="float" office:value="1442892812.16298" calcext:value-type="float">
            <text:p>1442892812.16298</text:p>
          </table:table-cell>
          <table:table-cell office:value-type="float" office:value="8096" calcext:value-type="float">
            <text:p>8096</text:p>
          </table:table-cell>
          <table:table-cell table:formula="of:=[.C50]-[.C$2]" office:value-type="float" office:value="9.63160514831543" calcext:value-type="float">
            <text:p>9.6316051483</text:p>
          </table:table-cell>
          <table:table-cell table:formula="of:=[.D50]/([.E50]-[.E49])" office:value-type="float" office:value="38099.1911462266" calcext:value-type="float">
            <text:p>38099.19114622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2812.16301" calcext:value-type="float">
            <text:p>1442892812.16301</text:p>
          </table:table-cell>
          <table:table-cell office:value-type="float" office:value="1442892812.19246" calcext:value-type="float">
            <text:p>1442892812.19246</text:p>
          </table:table-cell>
          <table:table-cell office:value-type="float" office:value="8096" calcext:value-type="float">
            <text:p>8096</text:p>
          </table:table-cell>
          <table:table-cell table:formula="of:=[.C51]-[.C$2]" office:value-type="float" office:value="9.66108822822571" calcext:value-type="float">
            <text:p>9.6610882282</text:p>
          </table:table-cell>
          <table:table-cell table:formula="of:=[.D51]/([.E51]-[.E50])" office:value-type="float" office:value="274598.177145583" calcext:value-type="float">
            <text:p>274598.1771455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2812.16302" calcext:value-type="float">
            <text:p>1442892812.16302</text:p>
          </table:table-cell>
          <table:table-cell office:value-type="float" office:value="1442892812.22195" calcext:value-type="float">
            <text:p>1442892812.22195</text:p>
          </table:table-cell>
          <table:table-cell office:value-type="float" office:value="8096" calcext:value-type="float">
            <text:p>8096</text:p>
          </table:table-cell>
          <table:table-cell table:formula="of:=[.C52]-[.C$2]" office:value-type="float" office:value="9.69057488441467" calcext:value-type="float">
            <text:p>9.6905748844</text:p>
          </table:table-cell>
          <table:table-cell table:formula="of:=[.D52]/([.E52]-[.E51])" office:value-type="float" office:value="274564.872602607" calcext:value-type="float">
            <text:p>274564.8726026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2812.42086" calcext:value-type="float">
            <text:p>1442892812.42086</text:p>
          </table:table-cell>
          <table:table-cell office:value-type="float" office:value="1442892812.42093" calcext:value-type="float">
            <text:p>1442892812.42093</text:p>
          </table:table-cell>
          <table:table-cell office:value-type="float" office:value="8096" calcext:value-type="float">
            <text:p>8096</text:p>
          </table:table-cell>
          <table:table-cell table:formula="of:=[.C53]-[.C$2]" office:value-type="float" office:value="9.88954925537109" calcext:value-type="float">
            <text:p>9.8895492554</text:p>
          </table:table-cell>
          <table:table-cell table:formula="of:=[.D53]/([.E53]-[.E52])" office:value-type="float" office:value="40688.6573435791" calcext:value-type="float">
            <text:p>40688.65734357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2812.42098" calcext:value-type="float">
            <text:p>1442892812.42098</text:p>
          </table:table-cell>
          <table:table-cell office:value-type="float" office:value="1442892812.45041" calcext:value-type="float">
            <text:p>1442892812.45041</text:p>
          </table:table-cell>
          <table:table-cell office:value-type="float" office:value="8096" calcext:value-type="float">
            <text:p>8096</text:p>
          </table:table-cell>
          <table:table-cell table:formula="of:=[.C54]-[.C$2]" office:value-type="float" office:value="9.91902947425842" calcext:value-type="float">
            <text:p>9.9190294743</text:p>
          </table:table-cell>
          <table:table-cell table:formula="of:=[.D54]/([.E54]-[.E53])" office:value-type="float" office:value="274624.82659787" calcext:value-type="float">
            <text:p>274624.826597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2812.42101" calcext:value-type="float">
            <text:p>1442892812.42101</text:p>
          </table:table-cell>
          <table:table-cell office:value-type="float" office:value="1442892812.47986" calcext:value-type="float">
            <text:p>1442892812.47986</text:p>
          </table:table-cell>
          <table:table-cell office:value-type="float" office:value="8096" calcext:value-type="float">
            <text:p>8096</text:p>
          </table:table-cell>
          <table:table-cell table:formula="of:=[.C55]-[.C$2]" office:value-type="float" office:value="9.94848775863647" calcext:value-type="float">
            <text:p>9.9484877586</text:p>
          </table:table-cell>
          <table:table-cell table:formula="of:=[.D55]/([.E55]-[.E54])" office:value-type="float" office:value="274829.31103863" calcext:value-type="float">
            <text:p>274829.311038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2812.67855" calcext:value-type="float">
            <text:p>1442892812.67855</text:p>
          </table:table-cell>
          <table:table-cell office:value-type="float" office:value="1442892812.6786" calcext:value-type="float">
            <text:p>1442892812.6786</text:p>
          </table:table-cell>
          <table:table-cell office:value-type="float" office:value="8096" calcext:value-type="float">
            <text:p>8096</text:p>
          </table:table-cell>
          <table:table-cell table:formula="of:=[.C56]-[.C$2]" office:value-type="float" office:value="10.1472206115723" calcext:value-type="float">
            <text:p>10.1472206116</text:p>
          </table:table-cell>
          <table:table-cell table:formula="of:=[.D56]/([.E56]-[.E55])" office:value-type="float" office:value="40738.1058561855" calcext:value-type="float">
            <text:p>40738.1058561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2812.67864" calcext:value-type="float">
            <text:p>1442892812.67864</text:p>
          </table:table-cell>
          <table:table-cell office:value-type="float" office:value="1442892812.70809" calcext:value-type="float">
            <text:p>1442892812.70809</text:p>
          </table:table-cell>
          <table:table-cell office:value-type="float" office:value="8096" calcext:value-type="float">
            <text:p>8096</text:p>
          </table:table-cell>
          <table:table-cell table:formula="of:=[.C57]-[.C$2]" office:value-type="float" office:value="10.1767182350159" calcext:value-type="float">
            <text:p>10.176718235</text:p>
          </table:table-cell>
          <table:table-cell table:formula="of:=[.D57]/([.E57]-[.E56])" office:value-type="float" office:value="274462.789027012" calcext:value-type="float">
            <text:p>274462.789027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2812.67867" calcext:value-type="float">
            <text:p>1442892812.67867</text:p>
          </table:table-cell>
          <table:table-cell office:value-type="float" office:value="1442892812.73758" calcext:value-type="float">
            <text:p>1442892812.73758</text:p>
          </table:table-cell>
          <table:table-cell office:value-type="float" office:value="8096" calcext:value-type="float">
            <text:p>8096</text:p>
          </table:table-cell>
          <table:table-cell table:formula="of:=[.C58]-[.C$2]" office:value-type="float" office:value="10.2062079906464" calcext:value-type="float">
            <text:p>10.2062079906</text:p>
          </table:table-cell>
          <table:table-cell table:formula="of:=[.D58]/([.E58]-[.E57])" office:value-type="float" office:value="274536.015199411" calcext:value-type="float">
            <text:p>274536.0151994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2812.93632" calcext:value-type="float">
            <text:p>1442892812.93632</text:p>
          </table:table-cell>
          <table:table-cell office:value-type="float" office:value="1442892812.93639" calcext:value-type="float">
            <text:p>1442892812.93639</text:p>
          </table:table-cell>
          <table:table-cell office:value-type="float" office:value="8096" calcext:value-type="float">
            <text:p>8096</text:p>
          </table:table-cell>
          <table:table-cell table:formula="of:=[.C59]-[.C$2]" office:value-type="float" office:value="10.405017375946" calcext:value-type="float">
            <text:p>10.4050173759</text:p>
          </table:table-cell>
          <table:table-cell table:formula="of:=[.D59]/([.E59]-[.E58])" office:value-type="float" office:value="40722.4235807389" calcext:value-type="float">
            <text:p>40722.42358073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2812.93648" calcext:value-type="float">
            <text:p>1442892812.93648</text:p>
          </table:table-cell>
          <table:table-cell office:value-type="float" office:value="1442892812.96589" calcext:value-type="float">
            <text:p>1442892812.96589</text:p>
          </table:table-cell>
          <table:table-cell office:value-type="float" office:value="8096" calcext:value-type="float">
            <text:p>8096</text:p>
          </table:table-cell>
          <table:table-cell table:formula="of:=[.C60]-[.C$2]" office:value-type="float" office:value="10.4345097541809" calcext:value-type="float">
            <text:p>10.4345097542</text:p>
          </table:table-cell>
          <table:table-cell table:formula="of:=[.D60]/([.E60]-[.E59])" office:value-type="float" office:value="274511.602134196" calcext:value-type="float">
            <text:p>274511.6021341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2812.93655" calcext:value-type="float">
            <text:p>1442892812.93655</text:p>
          </table:table-cell>
          <table:table-cell office:value-type="float" office:value="1442892812.99545" calcext:value-type="float">
            <text:p>1442892812.99545</text:p>
          </table:table-cell>
          <table:table-cell office:value-type="float" office:value="8096" calcext:value-type="float">
            <text:p>8096</text:p>
          </table:table-cell>
          <table:table-cell table:formula="of:=[.C61]-[.C$2]" office:value-type="float" office:value="10.4640724658966" calcext:value-type="float">
            <text:p>10.4640724659</text:p>
          </table:table-cell>
          <table:table-cell table:formula="of:=[.D61]/([.E61]-[.E60])" office:value-type="float" office:value="273858.503842897" calcext:value-type="float">
            <text:p>273858.5038428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2813.19393" calcext:value-type="float">
            <text:p>1442892813.19393</text:p>
          </table:table-cell>
          <table:table-cell office:value-type="float" office:value="1442892813.19398" calcext:value-type="float">
            <text:p>1442892813.19398</text:p>
          </table:table-cell>
          <table:table-cell office:value-type="float" office:value="8096" calcext:value-type="float">
            <text:p>8096</text:p>
          </table:table-cell>
          <table:table-cell table:formula="of:=[.C62]-[.C$2]" office:value-type="float" office:value="10.6626031398773" calcext:value-type="float">
            <text:p>10.6626031399</text:p>
          </table:table-cell>
          <table:table-cell table:formula="of:=[.D62]/([.E62]-[.E61])" office:value-type="float" office:value="40779.5925821847" calcext:value-type="float">
            <text:p>40779.59258218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2813.31495" calcext:value-type="float">
            <text:p>1442892813.31495</text:p>
          </table:table-cell>
          <table:table-cell office:value-type="float" office:value="1442892813.31501" calcext:value-type="float">
            <text:p>1442892813.31501</text:p>
          </table:table-cell>
          <table:table-cell office:value-type="float" office:value="8096" calcext:value-type="float">
            <text:p>8096</text:p>
          </table:table-cell>
          <table:table-cell table:formula="of:=[.C63]-[.C$2]" office:value-type="float" office:value="10.7836313247681" calcext:value-type="float">
            <text:p>10.7836313248</text:p>
          </table:table-cell>
          <table:table-cell table:formula="of:=[.D63]/([.E63]-[.E62])" office:value-type="float" office:value="66893.5092045569" calcext:value-type="float">
            <text:p>66893.50920455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2813.31506" calcext:value-type="float">
            <text:p>1442892813.31506</text:p>
          </table:table-cell>
          <table:table-cell office:value-type="float" office:value="1442892813.34195" calcext:value-type="float">
            <text:p>1442892813.34195</text:p>
          </table:table-cell>
          <table:table-cell office:value-type="float" office:value="8096" calcext:value-type="float">
            <text:p>8096</text:p>
          </table:table-cell>
          <table:table-cell table:formula="of:=[.C64]-[.C$2]" office:value-type="float" office:value="10.8105726242065" calcext:value-type="float">
            <text:p>10.8105726242</text:p>
          </table:table-cell>
          <table:table-cell table:formula="of:=[.D64]/([.E64]-[.E63])" office:value-type="float" office:value="300505.178619469" calcext:value-type="float">
            <text:p>300505.1786194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2813.31509" calcext:value-type="float">
            <text:p>1442892813.31509</text:p>
          </table:table-cell>
          <table:table-cell office:value-type="float" office:value="1442892813.36888" calcext:value-type="float">
            <text:p>1442892813.36888</text:p>
          </table:table-cell>
          <table:table-cell office:value-type="float" office:value="8096" calcext:value-type="float">
            <text:p>8096</text:p>
          </table:table-cell>
          <table:table-cell table:formula="of:=[.C65]-[.C$2]" office:value-type="float" office:value="10.8375043869019" calcext:value-type="float">
            <text:p>10.8375043869</text:p>
          </table:table-cell>
          <table:table-cell table:formula="of:=[.D65]/([.E65]-[.E64])" office:value-type="float" office:value="300611.5898017" calcext:value-type="float">
            <text:p>300611.58980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2813.55722" calcext:value-type="float">
            <text:p>1442892813.55722</text:p>
          </table:table-cell>
          <table:table-cell office:value-type="float" office:value="1442892813.55727" calcext:value-type="float">
            <text:p>1442892813.55727</text:p>
          </table:table-cell>
          <table:table-cell office:value-type="float" office:value="8096" calcext:value-type="float">
            <text:p>8096</text:p>
          </table:table-cell>
          <table:table-cell table:formula="of:=[.C66]-[.C$2]" office:value-type="float" office:value="11.0258891582489" calcext:value-type="float">
            <text:p>11.0258891582</text:p>
          </table:table-cell>
          <table:table-cell table:formula="of:=[.D66]/([.E66]-[.E65])" office:value-type="float" office:value="42975.8729546424" calcext:value-type="float">
            <text:p>42975.87295464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2813.55737" calcext:value-type="float">
            <text:p>1442892813.55737</text:p>
          </table:table-cell>
          <table:table-cell office:value-type="float" office:value="1442892813.58419" calcext:value-type="float">
            <text:p>1442892813.58419</text:p>
          </table:table-cell>
          <table:table-cell office:value-type="float" office:value="8096" calcext:value-type="float">
            <text:p>8096</text:p>
          </table:table-cell>
          <table:table-cell table:formula="of:=[.C67]-[.C$2]" office:value-type="float" office:value="11.0528144836426" calcext:value-type="float">
            <text:p>11.0528144836</text:p>
          </table:table-cell>
          <table:table-cell table:formula="of:=[.D67]/([.E67]-[.E66])" office:value-type="float" office:value="300683.459962987" calcext:value-type="float">
            <text:p>300683.4599629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2813.55739" calcext:value-type="float">
            <text:p>1442892813.55739</text:p>
          </table:table-cell>
          <table:table-cell office:value-type="float" office:value="1442892813.61115" calcext:value-type="float">
            <text:p>1442892813.61115</text:p>
          </table:table-cell>
          <table:table-cell office:value-type="float" office:value="8096" calcext:value-type="float">
            <text:p>8096</text:p>
          </table:table-cell>
          <table:table-cell table:formula="of:=[.C68]-[.C$2]" office:value-type="float" office:value="11.0797727108002" calcext:value-type="float">
            <text:p>11.0797727108</text:p>
          </table:table-cell>
          <table:table-cell table:formula="of:=[.D68]/([.E68]-[.E67])" office:value-type="float" office:value="300316.484191349" calcext:value-type="float">
            <text:p>300316.4841913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2813.79952" calcext:value-type="float">
            <text:p>1442892813.79952</text:p>
          </table:table-cell>
          <table:table-cell office:value-type="float" office:value="1442892813.79958" calcext:value-type="float">
            <text:p>1442892813.79958</text:p>
          </table:table-cell>
          <table:table-cell office:value-type="float" office:value="8096" calcext:value-type="float">
            <text:p>8096</text:p>
          </table:table-cell>
          <table:table-cell table:formula="of:=[.C69]-[.C$2]" office:value-type="float" office:value="11.2682077884674" calcext:value-type="float">
            <text:p>11.2682077885</text:p>
          </table:table-cell>
          <table:table-cell table:formula="of:=[.D69]/([.E69]-[.E68])" office:value-type="float" office:value="42964.3997297414" calcext:value-type="float">
            <text:p>42964.39972974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2820.23518" calcext:value-type="float">
            <text:p>1442892820.23518</text:p>
          </table:table-cell>
          <table:table-cell office:value-type="float" office:value="1442892820.23522" calcext:value-type="float">
            <text:p>1442892820.23522</text:p>
          </table:table-cell>
          <table:table-cell office:value-type="float" office:value="8096" calcext:value-type="float">
            <text:p>8096</text:p>
          </table:table-cell>
          <table:table-cell table:formula="of:=[.C70]-[.C$2]" office:value-type="float" office:value="17.7038464546204" calcext:value-type="float">
            <text:p>17.7038464546</text:p>
          </table:table-cell>
          <table:table-cell table:formula="of:=[.D70]/([.E70]-[.E69])" office:value-type="float" office:value="1257.99480362056" calcext:value-type="float">
            <text:p>1257.99480362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2820.43633" calcext:value-type="float">
            <text:p>1442892820.43633</text:p>
          </table:table-cell>
          <table:table-cell office:value-type="float" office:value="1442892820.43639" calcext:value-type="float">
            <text:p>1442892820.43639</text:p>
          </table:table-cell>
          <table:table-cell office:value-type="float" office:value="8096" calcext:value-type="float">
            <text:p>8096</text:p>
          </table:table-cell>
          <table:table-cell table:formula="of:=[.C71]-[.C$2]" office:value-type="float" office:value="17.9050161838531" calcext:value-type="float">
            <text:p>17.9050161839</text:p>
          </table:table-cell>
          <table:table-cell table:formula="of:=[.D71]/([.E71]-[.E70])" office:value-type="float" office:value="40244.623437513" calcext:value-type="float">
            <text:p>40244.6234375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2820.54253" calcext:value-type="float">
            <text:p>1442892820.54253</text:p>
          </table:table-cell>
          <table:table-cell office:value-type="float" office:value="1442892820.54257" calcext:value-type="float">
            <text:p>1442892820.54257</text:p>
          </table:table-cell>
          <table:table-cell office:value-type="float" office:value="8096" calcext:value-type="float">
            <text:p>8096</text:p>
          </table:table-cell>
          <table:table-cell table:formula="of:=[.C72]-[.C$2]" office:value-type="float" office:value="18.0111956596375" calcext:value-type="float">
            <text:p>18.0111956596</text:p>
          </table:table-cell>
          <table:table-cell table:formula="of:=[.D72]/([.E72]-[.E71])" office:value-type="float" office:value="76248.2573981305" calcext:value-type="float">
            <text:p>76248.25739813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2827.68675" calcext:value-type="float">
            <text:p>1442892827.68675</text:p>
          </table:table-cell>
          <table:table-cell office:value-type="float" office:value="1442892827.68681" calcext:value-type="float">
            <text:p>1442892827.68681</text:p>
          </table:table-cell>
          <table:table-cell office:value-type="float" office:value="8096" calcext:value-type="float">
            <text:p>8096</text:p>
          </table:table-cell>
          <table:table-cell table:formula="of:=[.C73]-[.C$2]" office:value-type="float" office:value="25.1554379463196" calcext:value-type="float">
            <text:p>25.1554379463</text:p>
          </table:table-cell>
          <table:table-cell table:formula="of:=[.D73]/([.E73]-[.E72])" office:value-type="float" office:value="1133.22024577639" calcext:value-type="float">
            <text:p>1133.22024577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2827.74448" calcext:value-type="float">
            <text:p>1442892827.74448</text:p>
          </table:table-cell>
          <table:table-cell office:value-type="float" office:value="1442892830.0339" calcext:value-type="float">
            <text:p>1442892830.0339</text:p>
          </table:table-cell>
          <table:table-cell office:value-type="float" office:value="8096" calcext:value-type="float">
            <text:p>8096</text:p>
          </table:table-cell>
          <table:table-cell table:formula="of:=[.C74]-[.C$2]" office:value-type="float" office:value="27.5025253295898" calcext:value-type="float">
            <text:p>27.5025253296</text:p>
          </table:table-cell>
          <table:table-cell table:formula="of:=[.D74]/([.E74]-[.E73])" office:value-type="float" office:value="3449.3815857506" calcext:value-type="float">
            <text:p>3449.38158575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2827.88766" calcext:value-type="float">
            <text:p>1442892827.88766</text:p>
          </table:table-cell>
          <table:table-cell office:value-type="float" office:value="1442892830.0678" calcext:value-type="float">
            <text:p>1442892830.0678</text:p>
          </table:table-cell>
          <table:table-cell office:value-type="float" office:value="8096" calcext:value-type="float">
            <text:p>8096</text:p>
          </table:table-cell>
          <table:table-cell table:formula="of:=[.C75]-[.C$2]" office:value-type="float" office:value="27.536425113678" calcext:value-type="float">
            <text:p>27.5364251137</text:p>
          </table:table-cell>
          <table:table-cell table:formula="of:=[.D75]/([.E75]-[.E74])" office:value-type="float" office:value="238821.580071174" calcext:value-type="float">
            <text:p>238821.5800711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2828.08883" calcext:value-type="float">
            <text:p>1442892828.08883</text:p>
          </table:table-cell>
          <table:table-cell office:value-type="float" office:value="1442892830.1017" calcext:value-type="float">
            <text:p>1442892830.1017</text:p>
          </table:table-cell>
          <table:table-cell office:value-type="float" office:value="8096" calcext:value-type="float">
            <text:p>8096</text:p>
          </table:table-cell>
          <table:table-cell table:formula="of:=[.C76]-[.C$2]" office:value-type="float" office:value="27.5703222751617" calcext:value-type="float">
            <text:p>27.5703222752</text:p>
          </table:table-cell>
          <table:table-cell table:formula="of:=[.D76]/([.E76]-[.E75])" office:value-type="float" office:value="238840.057562863" calcext:value-type="float">
            <text:p>238840.0575628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2828.08887" calcext:value-type="float">
            <text:p>1442892828.08887</text:p>
          </table:table-cell>
          <table:table-cell office:value-type="float" office:value="1442892830.1356" calcext:value-type="float">
            <text:p>1442892830.1356</text:p>
          </table:table-cell>
          <table:table-cell office:value-type="float" office:value="8096" calcext:value-type="float">
            <text:p>8096</text:p>
          </table:table-cell>
          <table:table-cell table:formula="of:=[.C77]-[.C$2]" office:value-type="float" office:value="27.6042256355286" calcext:value-type="float">
            <text:p>27.6042256355</text:p>
          </table:table-cell>
          <table:table-cell table:formula="of:=[.D77]/([.E77]-[.E76])" office:value-type="float" office:value="238796.388098537" calcext:value-type="float">
            <text:p>238796.3880985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2828.14813" calcext:value-type="float">
            <text:p>1442892828.14813</text:p>
          </table:table-cell>
          <table:table-cell office:value-type="float" office:value="1442892830.16949" calcext:value-type="float">
            <text:p>1442892830.16949</text:p>
          </table:table-cell>
          <table:table-cell office:value-type="float" office:value="8096" calcext:value-type="float">
            <text:p>8096</text:p>
          </table:table-cell>
          <table:table-cell table:formula="of:=[.C78]-[.C$2]" office:value-type="float" office:value="27.6381189823151" calcext:value-type="float">
            <text:p>27.6381189823</text:p>
          </table:table-cell>
          <table:table-cell table:formula="of:=[.D78]/([.E78]-[.E77])" office:value-type="float" office:value="238866.939018986" calcext:value-type="float">
            <text:p>238866.9390189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2828.34926" calcext:value-type="float">
            <text:p>1442892828.34926</text:p>
          </table:table-cell>
          <table:table-cell office:value-type="float" office:value="1442892830.20339" calcext:value-type="float">
            <text:p>1442892830.20339</text:p>
          </table:table-cell>
          <table:table-cell office:value-type="float" office:value="8096" calcext:value-type="float">
            <text:p>8096</text:p>
          </table:table-cell>
          <table:table-cell table:formula="of:=[.C79]-[.C$2]" office:value-type="float" office:value="27.6720139980316" calcext:value-type="float">
            <text:p>27.672013998</text:p>
          </table:table-cell>
          <table:table-cell table:formula="of:=[.D79]/([.E79]-[.E78])" office:value-type="float" office:value="238855.17763741" calcext:value-type="float">
            <text:p>238855.177637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2828.3493" calcext:value-type="float">
            <text:p>1442892828.3493</text:p>
          </table:table-cell>
          <table:table-cell office:value-type="float" office:value="1442892830.23728" calcext:value-type="float">
            <text:p>1442892830.23728</text:p>
          </table:table-cell>
          <table:table-cell office:value-type="float" office:value="8096" calcext:value-type="float">
            <text:p>8096</text:p>
          </table:table-cell>
          <table:table-cell table:formula="of:=[.C80]-[.C$2]" office:value-type="float" office:value="27.7058992385864" calcext:value-type="float">
            <text:p>27.7058992386</text:p>
          </table:table-cell>
          <table:table-cell table:formula="of:=[.D80]/([.E80]-[.E79])" office:value-type="float" office:value="238924.082209323" calcext:value-type="float">
            <text:p>238924.0822093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2828.4175" calcext:value-type="float">
            <text:p>1442892828.4175</text:p>
          </table:table-cell>
          <table:table-cell office:value-type="float" office:value="1442892830.27114" calcext:value-type="float">
            <text:p>1442892830.27114</text:p>
          </table:table-cell>
          <table:table-cell office:value-type="float" office:value="8096" calcext:value-type="float">
            <text:p>8096</text:p>
          </table:table-cell>
          <table:table-cell table:formula="of:=[.C81]-[.C$2]" office:value-type="float" office:value="27.7397613525391" calcext:value-type="float">
            <text:p>27.7397613525</text:p>
          </table:table-cell>
          <table:table-cell table:formula="of:=[.D81]/([.E81]-[.E80])" office:value-type="float" office:value="239087.258737714" calcext:value-type="float">
            <text:p>239087.2587377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2828.61865" calcext:value-type="float">
            <text:p>1442892828.61865</text:p>
          </table:table-cell>
          <table:table-cell office:value-type="float" office:value="1442892830.30503" calcext:value-type="float">
            <text:p>1442892830.30503</text:p>
          </table:table-cell>
          <table:table-cell office:value-type="float" office:value="8096" calcext:value-type="float">
            <text:p>8096</text:p>
          </table:table-cell>
          <table:table-cell table:formula="of:=[.C82]-[.C$2]" office:value-type="float" office:value="27.7736506462097" calcext:value-type="float">
            <text:p>27.7736506462</text:p>
          </table:table-cell>
          <table:table-cell table:formula="of:=[.D82]/([.E82]-[.E81])" office:value-type="float" office:value="238895.507197028" calcext:value-type="float">
            <text:p>238895.5071970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2828.6865" calcext:value-type="float">
            <text:p>1442892828.6865</text:p>
          </table:table-cell>
          <table:table-cell office:value-type="float" office:value="1442892830.33892" calcext:value-type="float">
            <text:p>1442892830.33892</text:p>
          </table:table-cell>
          <table:table-cell office:value-type="float" office:value="8096" calcext:value-type="float">
            <text:p>8096</text:p>
          </table:table-cell>
          <table:table-cell table:formula="of:=[.C83]-[.C$2]" office:value-type="float" office:value="27.807546377182" calcext:value-type="float">
            <text:p>27.8075463772</text:p>
          </table:table-cell>
          <table:table-cell table:formula="of:=[.D83]/([.E83]-[.E82])" office:value-type="float" office:value="238850.137399855" calcext:value-type="float">
            <text:p>238850.1373998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2828.68654" calcext:value-type="float">
            <text:p>1442892828.68654</text:p>
          </table:table-cell>
          <table:table-cell office:value-type="float" office:value="1442892830.37279" calcext:value-type="float">
            <text:p>1442892830.37279</text:p>
          </table:table-cell>
          <table:table-cell office:value-type="float" office:value="8096" calcext:value-type="float">
            <text:p>8096</text:p>
          </table:table-cell>
          <table:table-cell table:formula="of:=[.C84]-[.C$2]" office:value-type="float" office:value="27.8414137363434" calcext:value-type="float">
            <text:p>27.8414137363</text:p>
          </table:table-cell>
          <table:table-cell table:formula="of:=[.D84]/([.E84]-[.E83])" office:value-type="float" office:value="239050.230087997" calcext:value-type="float">
            <text:p>239050.2300879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2828.88759" calcext:value-type="float">
            <text:p>1442892828.88759</text:p>
          </table:table-cell>
          <table:table-cell office:value-type="float" office:value="1442892830.40669" calcext:value-type="float">
            <text:p>1442892830.40669</text:p>
          </table:table-cell>
          <table:table-cell office:value-type="float" office:value="8096" calcext:value-type="float">
            <text:p>8096</text:p>
          </table:table-cell>
          <table:table-cell table:formula="of:=[.C85]-[.C$2]" office:value-type="float" office:value="27.8753144741058" calcext:value-type="float">
            <text:p>27.8753144741</text:p>
          </table:table-cell>
          <table:table-cell table:formula="of:=[.D85]/([.E85]-[.E84])" office:value-type="float" office:value="238814.861692102" calcext:value-type="float">
            <text:p>238814.8616921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2828.95574" calcext:value-type="float">
            <text:p>1442892828.95574</text:p>
          </table:table-cell>
          <table:table-cell office:value-type="float" office:value="1442892830.44056" calcext:value-type="float">
            <text:p>1442892830.44056</text:p>
          </table:table-cell>
          <table:table-cell office:value-type="float" office:value="8096" calcext:value-type="float">
            <text:p>8096</text:p>
          </table:table-cell>
          <table:table-cell table:formula="of:=[.C86]-[.C$2]" office:value-type="float" office:value="27.9091875553131" calcext:value-type="float">
            <text:p>27.9091875553</text:p>
          </table:table-cell>
          <table:table-cell table:formula="of:=[.D86]/([.E86]-[.E85])" office:value-type="float" office:value="239009.84827625" calcext:value-type="float">
            <text:p>239009.84827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2828.95579" calcext:value-type="float">
            <text:p>1442892828.95579</text:p>
          </table:table-cell>
          <table:table-cell office:value-type="float" office:value="1442892830.47446" calcext:value-type="float">
            <text:p>1442892830.47446</text:p>
          </table:table-cell>
          <table:table-cell office:value-type="float" office:value="8096" calcext:value-type="float">
            <text:p>8096</text:p>
          </table:table-cell>
          <table:table-cell table:formula="of:=[.C87]-[.C$2]" office:value-type="float" office:value="27.9430832862854" calcext:value-type="float">
            <text:p>27.9430832863</text:p>
          </table:table-cell>
          <table:table-cell table:formula="of:=[.D87]/([.E87]-[.E86])" office:value-type="float" office:value="238850.137399855" calcext:value-type="float">
            <text:p>238850.1373998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2829.15666" calcext:value-type="float">
            <text:p>1442892829.15666</text:p>
          </table:table-cell>
          <table:table-cell office:value-type="float" office:value="1442892830.50836" calcext:value-type="float">
            <text:p>1442892830.50836</text:p>
          </table:table-cell>
          <table:table-cell office:value-type="float" office:value="8096" calcext:value-type="float">
            <text:p>8096</text:p>
          </table:table-cell>
          <table:table-cell table:formula="of:=[.C88]-[.C$2]" office:value-type="float" office:value="27.9769811630249" calcext:value-type="float">
            <text:p>27.976981163</text:p>
          </table:table-cell>
          <table:table-cell table:formula="of:=[.D88]/([.E88]-[.E87])" office:value-type="float" office:value="238835.017963398" calcext:value-type="float">
            <text:p>238835.01796339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2829.22483" calcext:value-type="float">
            <text:p>1442892829.22483</text:p>
          </table:table-cell>
          <table:table-cell office:value-type="float" office:value="1442892830.54224" calcext:value-type="float">
            <text:p>1442892830.54224</text:p>
          </table:table-cell>
          <table:table-cell office:value-type="float" office:value="8096" calcext:value-type="float">
            <text:p>8096</text:p>
          </table:table-cell>
          <table:table-cell table:formula="of:=[.C89]-[.C$2]" office:value-type="float" office:value="28.0108602046967" calcext:value-type="float">
            <text:p>28.0108602047</text:p>
          </table:table-cell>
          <table:table-cell table:formula="of:=[.D89]/([.E89]-[.E88])" office:value-type="float" office:value="238967.798394077" calcext:value-type="float">
            <text:p>238967.7983940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2829.22487" calcext:value-type="float">
            <text:p>1442892829.22487</text:p>
          </table:table-cell>
          <table:table-cell office:value-type="float" office:value="1442892830.57613" calcext:value-type="float">
            <text:p>1442892830.57613</text:p>
          </table:table-cell>
          <table:table-cell office:value-type="float" office:value="8096" calcext:value-type="float">
            <text:p>8096</text:p>
          </table:table-cell>
          <table:table-cell table:formula="of:=[.C90]-[.C$2]" office:value-type="float" office:value="28.0447559356689" calcext:value-type="float">
            <text:p>28.0447559357</text:p>
          </table:table-cell>
          <table:table-cell table:formula="of:=[.D90]/([.E90]-[.E89])" office:value-type="float" office:value="238850.137399855" calcext:value-type="float">
            <text:p>238850.1373998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2829.42601" calcext:value-type="float">
            <text:p>1442892829.42601</text:p>
          </table:table-cell>
          <table:table-cell office:value-type="float" office:value="1442892830.61002" calcext:value-type="float">
            <text:p>1442892830.61002</text:p>
          </table:table-cell>
          <table:table-cell office:value-type="float" office:value="8096" calcext:value-type="float">
            <text:p>8096</text:p>
          </table:table-cell>
          <table:table-cell table:formula="of:=[.C91]-[.C$2]" office:value-type="float" office:value="28.0786445140839" calcext:value-type="float">
            <text:p>28.0786445141</text:p>
          </table:table-cell>
          <table:table-cell table:formula="of:=[.D91]/([.E91]-[.E90])" office:value-type="float" office:value="238900.54934958" calcext:value-type="float">
            <text:p>238900.549349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2829.49395" calcext:value-type="float">
            <text:p>1442892829.49395</text:p>
          </table:table-cell>
          <table:table-cell office:value-type="float" office:value="1442892830.64396" calcext:value-type="float">
            <text:p>1442892830.64396</text:p>
          </table:table-cell>
          <table:table-cell office:value-type="float" office:value="8096" calcext:value-type="float">
            <text:p>8096</text:p>
          </table:table-cell>
          <table:table-cell table:formula="of:=[.C92]-[.C$2]" office:value-type="float" office:value="28.1125857830048" calcext:value-type="float">
            <text:p>28.112585783</text:p>
          </table:table-cell>
          <table:table-cell table:formula="of:=[.D92]/([.E92]-[.E91])" office:value-type="float" office:value="238529.679572914" calcext:value-type="float">
            <text:p>238529.6795729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2829.69516" calcext:value-type="float">
            <text:p>1442892829.69516</text:p>
          </table:table-cell>
          <table:table-cell office:value-type="float" office:value="1442892830.67787" calcext:value-type="float">
            <text:p>1442892830.67787</text:p>
          </table:table-cell>
          <table:table-cell office:value-type="float" office:value="8096" calcext:value-type="float">
            <text:p>8096</text:p>
          </table:table-cell>
          <table:table-cell table:formula="of:=[.C93]-[.C$2]" office:value-type="float" office:value="28.1464924812317" calcext:value-type="float">
            <text:p>28.1464924812</text:p>
          </table:table-cell>
          <table:table-cell table:formula="of:=[.D93]/([.E93]-[.E92])" office:value-type="float" office:value="238772.880385332" calcext:value-type="float">
            <text:p>238772.8803853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2829.69522" calcext:value-type="float">
            <text:p>1442892829.69522</text:p>
          </table:table-cell>
          <table:table-cell office:value-type="float" office:value="1442892830.71177" calcext:value-type="float">
            <text:p>1442892830.71177</text:p>
          </table:table-cell>
          <table:table-cell office:value-type="float" office:value="8096" calcext:value-type="float">
            <text:p>8096</text:p>
          </table:table-cell>
          <table:table-cell table:formula="of:=[.C94]-[.C$2]" office:value-type="float" office:value="28.1803956031799" calcext:value-type="float">
            <text:p>28.1803956032</text:p>
          </table:table-cell>
          <table:table-cell table:formula="of:=[.D94]/([.E94]-[.E93])" office:value-type="float" office:value="238798.067398031" calcext:value-type="float">
            <text:p>238798.0673980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2829.76316" calcext:value-type="float">
            <text:p>1442892829.76316</text:p>
          </table:table-cell>
          <table:table-cell office:value-type="float" office:value="1442892830.74566" calcext:value-type="float">
            <text:p>1442892830.74566</text:p>
          </table:table-cell>
          <table:table-cell office:value-type="float" office:value="8096" calcext:value-type="float">
            <text:p>8096</text:p>
          </table:table-cell>
          <table:table-cell table:formula="of:=[.C95]-[.C$2]" office:value-type="float" office:value="28.2142865657806" calcext:value-type="float">
            <text:p>28.2142865658</text:p>
          </table:table-cell>
          <table:table-cell table:formula="of:=[.D95]/([.E95]-[.E94])" office:value-type="float" office:value="238883.743002061" calcext:value-type="float">
            <text:p>238883.7430020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2829.89778" calcext:value-type="float">
            <text:p>1442892829.89778</text:p>
          </table:table-cell>
          <table:table-cell office:value-type="float" office:value="1442892830.77955" calcext:value-type="float">
            <text:p>1442892830.77955</text:p>
          </table:table-cell>
          <table:table-cell office:value-type="float" office:value="8096" calcext:value-type="float">
            <text:p>8096</text:p>
          </table:table-cell>
          <table:table-cell table:formula="of:=[.C96]-[.C$2]" office:value-type="float" office:value="28.2481737136841" calcext:value-type="float">
            <text:p>28.2481737137</text:p>
          </table:table-cell>
          <table:table-cell table:formula="of:=[.D96]/([.E96]-[.E95])" office:value-type="float" office:value="238910.634293232" calcext:value-type="float">
            <text:p>238910.6342932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2829.89782" calcext:value-type="float">
            <text:p>1442892829.89782</text:p>
          </table:table-cell>
          <table:table-cell office:value-type="float" office:value="1442892830.81344" calcext:value-type="float">
            <text:p>1442892830.81344</text:p>
          </table:table-cell>
          <table:table-cell office:value-type="float" office:value="8096" calcext:value-type="float">
            <text:p>8096</text:p>
          </table:table-cell>
          <table:table-cell table:formula="of:=[.C97]-[.C$2]" office:value-type="float" office:value="28.2820627689362" calcext:value-type="float">
            <text:p>28.2820627689</text:p>
          </table:table-cell>
          <table:table-cell table:formula="of:=[.D97]/([.E97]-[.E96])" office:value-type="float" office:value="238897.187890897" calcext:value-type="float">
            <text:p>238897.1878908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2830.0323" calcext:value-type="float">
            <text:p>1442892830.0323</text:p>
          </table:table-cell>
          <table:table-cell office:value-type="float" office:value="1442892830.84733" calcext:value-type="float">
            <text:p>1442892830.84733</text:p>
          </table:table-cell>
          <table:table-cell office:value-type="float" office:value="8096" calcext:value-type="float">
            <text:p>8096</text:p>
          </table:table-cell>
          <table:table-cell table:formula="of:=[.C98]-[.C$2]" office:value-type="float" office:value="28.315957069397" calcext:value-type="float">
            <text:p>28.3159570694</text:p>
          </table:table-cell>
          <table:table-cell table:formula="of:=[.D98]/([.E98]-[.E97])" office:value-type="float" office:value="238860.218087688" calcext:value-type="float">
            <text:p>238860.2180876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2830.16684" calcext:value-type="float">
            <text:p>1442892830.16684</text:p>
          </table:table-cell>
          <table:table-cell office:value-type="float" office:value="1442892830.88122" calcext:value-type="float">
            <text:p>1442892830.88122</text:p>
          </table:table-cell>
          <table:table-cell office:value-type="float" office:value="8096" calcext:value-type="float">
            <text:p>8096</text:p>
          </table:table-cell>
          <table:table-cell table:formula="of:=[.C99]-[.C$2]" office:value-type="float" office:value="28.3498451709747" calcext:value-type="float">
            <text:p>28.349845171</text:p>
          </table:table-cell>
          <table:table-cell table:formula="of:=[.D99]/([.E99]-[.E98])" office:value-type="float" office:value="238903.910902861" calcext:value-type="float">
            <text:p>238903.9109028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2830.1669" calcext:value-type="float">
            <text:p>1442892830.1669</text:p>
          </table:table-cell>
          <table:table-cell office:value-type="float" office:value="1442892830.91511" calcext:value-type="float">
            <text:p>1442892830.91511</text:p>
          </table:table-cell>
          <table:table-cell office:value-type="float" office:value="8096" calcext:value-type="float">
            <text:p>8096</text:p>
          </table:table-cell>
          <table:table-cell table:formula="of:=[.C100]-[.C$2]" office:value-type="float" office:value="28.3837382793426" calcext:value-type="float">
            <text:p>28.3837382793</text:p>
          </table:table-cell>
          <table:table-cell table:formula="of:=[.D100]/([.E100]-[.E99])" office:value-type="float" office:value="238868.619310908" calcext:value-type="float">
            <text:p>238868.6193109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2830.3014" calcext:value-type="float">
            <text:p>1442892830.3014</text:p>
          </table:table-cell>
          <table:table-cell office:value-type="float" office:value="1442892830.949" calcext:value-type="float">
            <text:p>1442892830.949</text:p>
          </table:table-cell>
          <table:table-cell office:value-type="float" office:value="8096" calcext:value-type="float">
            <text:p>8096</text:p>
          </table:table-cell>
          <table:table-cell table:formula="of:=[.C101]-[.C$2]" office:value-type="float" office:value="28.4176197052002" calcext:value-type="float">
            <text:p>28.4176197052</text:p>
          </table:table-cell>
          <table:table-cell table:formula="of:=[.D101]/([.E101]-[.E100])" office:value-type="float" office:value="238950.982583791" calcext:value-type="float">
            <text:p>238950.9825837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2830.43606" calcext:value-type="float">
            <text:p>1442892830.43606</text:p>
          </table:table-cell>
          <table:table-cell office:value-type="float" office:value="1442892830.98289" calcext:value-type="float">
            <text:p>1442892830.98289</text:p>
          </table:table-cell>
          <table:table-cell office:value-type="float" office:value="8096" calcext:value-type="float">
            <text:p>8096</text:p>
          </table:table-cell>
          <table:table-cell table:formula="of:=[.C102]-[.C$2]" office:value-type="float" office:value="28.4515142440796" calcext:value-type="float">
            <text:p>28.4515142441</text:p>
          </table:table-cell>
          <table:table-cell table:formula="of:=[.D102]/([.E102]-[.E101])" office:value-type="float" office:value="238858.537913958" calcext:value-type="float">
            <text:p>238858.5379139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2830.57069" calcext:value-type="float">
            <text:p>1442892830.57069</text:p>
          </table:table-cell>
          <table:table-cell office:value-type="float" office:value="1442892831.01626" calcext:value-type="float">
            <text:p>1442892831.01626</text:p>
          </table:table-cell>
          <table:table-cell office:value-type="float" office:value="8096" calcext:value-type="float">
            <text:p>8096</text:p>
          </table:table-cell>
          <table:table-cell table:formula="of:=[.C103]-[.C$2]" office:value-type="float" office:value="28.4848861694336" calcext:value-type="float">
            <text:p>28.4848861694</text:p>
          </table:table-cell>
          <table:table-cell table:formula="of:=[.D103]/([.E103]-[.E102])" office:value-type="float" office:value="242599.128282799" calcext:value-type="float">
            <text:p>242599.1282827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2830.57074" calcext:value-type="float">
            <text:p>1442892830.57074</text:p>
          </table:table-cell>
          <table:table-cell office:value-type="float" office:value="1442892831.04908" calcext:value-type="float">
            <text:p>1442892831.04908</text:p>
          </table:table-cell>
          <table:table-cell office:value-type="float" office:value="8096" calcext:value-type="float">
            <text:p>8096</text:p>
          </table:table-cell>
          <table:table-cell table:formula="of:=[.C104]-[.C$2]" office:value-type="float" office:value="28.5177047252655" calcext:value-type="float">
            <text:p>28.5177047253</text:p>
          </table:table-cell>
          <table:table-cell table:formula="of:=[.D104]/([.E104]-[.E103])" office:value-type="float" office:value="246689.709366441" calcext:value-type="float">
            <text:p>246689.7093664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2830.70515" calcext:value-type="float">
            <text:p>1442892830.70515</text:p>
          </table:table-cell>
          <table:table-cell office:value-type="float" office:value="1442892831.08189" calcext:value-type="float">
            <text:p>1442892831.08189</text:p>
          </table:table-cell>
          <table:table-cell office:value-type="float" office:value="8096" calcext:value-type="float">
            <text:p>8096</text:p>
          </table:table-cell>
          <table:table-cell table:formula="of:=[.C105]-[.C$2]" office:value-type="float" office:value="28.550509929657" calcext:value-type="float">
            <text:p>28.5505099297</text:p>
          </table:table-cell>
          <table:table-cell table:formula="of:=[.D105]/([.E105]-[.E104])" office:value-type="float" office:value="246790.109989462" calcext:value-type="float">
            <text:p>246790.1099894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2830.83977" calcext:value-type="float">
            <text:p>1442892830.83977</text:p>
          </table:table-cell>
          <table:table-cell office:value-type="float" office:value="1442892831.11467" calcext:value-type="float">
            <text:p>1442892831.11467</text:p>
          </table:table-cell>
          <table:table-cell office:value-type="float" office:value="8096" calcext:value-type="float">
            <text:p>8096</text:p>
          </table:table-cell>
          <table:table-cell table:formula="of:=[.C106]-[.C$2]" office:value-type="float" office:value="28.5832962989807" calcext:value-type="float">
            <text:p>28.583296299</text:p>
          </table:table-cell>
          <table:table-cell table:formula="of:=[.D106]/([.E106]-[.E105])" office:value-type="float" office:value="246931.885627854" calcext:value-type="float">
            <text:p>246931.8856278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2830.83981" calcext:value-type="float">
            <text:p>1442892830.83981</text:p>
          </table:table-cell>
          <table:table-cell office:value-type="float" office:value="1442892831.14747" calcext:value-type="float">
            <text:p>1442892831.14747</text:p>
          </table:table-cell>
          <table:table-cell office:value-type="float" office:value="8096" calcext:value-type="float">
            <text:p>8096</text:p>
          </table:table-cell>
          <table:table-cell table:formula="of:=[.C107]-[.C$2]" office:value-type="float" office:value="28.6160984039307" calcext:value-type="float">
            <text:p>28.6160984039</text:p>
          </table:table-cell>
          <table:table-cell table:formula="of:=[.D107]/([.E107]-[.E106])" office:value-type="float" office:value="246813.428965998" calcext:value-type="float">
            <text:p>246813.4289659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2830.9743" calcext:value-type="float">
            <text:p>1442892830.9743</text:p>
          </table:table-cell>
          <table:table-cell office:value-type="float" office:value="1442892831.18024" calcext:value-type="float">
            <text:p>1442892831.18024</text:p>
          </table:table-cell>
          <table:table-cell office:value-type="float" office:value="8096" calcext:value-type="float">
            <text:p>8096</text:p>
          </table:table-cell>
          <table:table-cell table:formula="of:=[.C108]-[.C$2]" office:value-type="float" office:value="28.6488621234894" calcext:value-type="float">
            <text:p>28.6488621235</text:p>
          </table:table-cell>
          <table:table-cell table:formula="of:=[.D108]/([.E108]-[.E107])" office:value-type="float" office:value="247102.591190575" calcext:value-type="float">
            <text:p>247102.5911905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2831.10897" calcext:value-type="float">
            <text:p>1442892831.10897</text:p>
          </table:table-cell>
          <table:table-cell office:value-type="float" office:value="1442892831.21307" calcext:value-type="float">
            <text:p>1442892831.21307</text:p>
          </table:table-cell>
          <table:table-cell office:value-type="float" office:value="8096" calcext:value-type="float">
            <text:p>8096</text:p>
          </table:table-cell>
          <table:table-cell table:formula="of:=[.C109]-[.C$2]" office:value-type="float" office:value="28.6816902160645" calcext:value-type="float">
            <text:p>28.6816902161</text:p>
          </table:table-cell>
          <table:table-cell table:formula="of:=[.D109]/([.E109]-[.E108])" office:value-type="float" office:value="246618.044636178" calcext:value-type="float">
            <text:p>246618.0446361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2831.10901" calcext:value-type="float">
            <text:p>1442892831.10901</text:p>
          </table:table-cell>
          <table:table-cell office:value-type="float" office:value="1442892831.24587" calcext:value-type="float">
            <text:p>1442892831.24587</text:p>
          </table:table-cell>
          <table:table-cell office:value-type="float" office:value="8096" calcext:value-type="float">
            <text:p>8096</text:p>
          </table:table-cell>
          <table:table-cell table:formula="of:=[.C110]-[.C$2]" office:value-type="float" office:value="28.7144918441772" calcext:value-type="float">
            <text:p>28.7144918442</text:p>
          </table:table-cell>
          <table:table-cell table:formula="of:=[.D110]/([.E110]-[.E109])" office:value-type="float" office:value="246817.01689199" calcext:value-type="float">
            <text:p>246817.016891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2831.2481" calcext:value-type="float">
            <text:p>1442892831.2481</text:p>
          </table:table-cell>
          <table:table-cell office:value-type="float" office:value="1442892831.27863" calcext:value-type="float">
            <text:p>1442892831.27863</text:p>
          </table:table-cell>
          <table:table-cell office:value-type="float" office:value="8096" calcext:value-type="float">
            <text:p>8096</text:p>
          </table:table-cell>
          <table:table-cell table:formula="of:=[.C111]-[.C$2]" office:value-type="float" office:value="28.7472579479218" calcext:value-type="float">
            <text:p>28.7472579479</text:p>
          </table:table-cell>
          <table:table-cell table:formula="of:=[.D111]/([.E111]-[.E110])" office:value-type="float" office:value="247084.611070283" calcext:value-type="float">
            <text:p>247084.6110702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2831.38731" calcext:value-type="float">
            <text:p>1442892831.38731</text:p>
          </table:table-cell>
          <table:table-cell office:value-type="float" office:value="1442892831.38735" calcext:value-type="float">
            <text:p>1442892831.38735</text:p>
          </table:table-cell>
          <table:table-cell office:value-type="float" office:value="8096" calcext:value-type="float">
            <text:p>8096</text:p>
          </table:table-cell>
          <table:table-cell table:formula="of:=[.C112]-[.C$2]" office:value-type="float" office:value="28.8559713363647" calcext:value-type="float">
            <text:p>28.8559713364</text:p>
          </table:table-cell>
          <table:table-cell table:formula="of:=[.D112]/([.E112]-[.E111])" office:value-type="float" office:value="74471.0482853302" calcext:value-type="float">
            <text:p>74471.04828533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2831.44194" calcext:value-type="float">
            <text:p>1442892831.44194</text:p>
          </table:table-cell>
          <table:table-cell office:value-type="float" office:value="1442892831.44197" calcext:value-type="float">
            <text:p>1442892831.44197</text:p>
          </table:table-cell>
          <table:table-cell office:value-type="float" office:value="8096" calcext:value-type="float">
            <text:p>8096</text:p>
          </table:table-cell>
          <table:table-cell table:formula="of:=[.C113]-[.C$2]" office:value-type="float" office:value="28.9105970859528" calcext:value-type="float">
            <text:p>28.910597086</text:p>
          </table:table-cell>
          <table:table-cell table:formula="of:=[.D113]/([.E113]-[.E112])" office:value-type="float" office:value="148208.492534382" calcext:value-type="float">
            <text:p>148208.4925343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2831.58855" calcext:value-type="float">
            <text:p>1442892831.58855</text:p>
          </table:table-cell>
          <table:table-cell office:value-type="float" office:value="1442892831.58859" calcext:value-type="float">
            <text:p>1442892831.58859</text:p>
          </table:table-cell>
          <table:table-cell office:value-type="float" office:value="8096" calcext:value-type="float">
            <text:p>8096</text:p>
          </table:table-cell>
          <table:table-cell table:formula="of:=[.C114]-[.C$2]" office:value-type="float" office:value="29.0572180747986" calcext:value-type="float">
            <text:p>29.0572180748</text:p>
          </table:table-cell>
          <table:table-cell table:formula="of:=[.D114]/([.E114]-[.E113])" office:value-type="float" office:value="55217.1968265273" calcext:value-type="float">
            <text:p>55217.196826527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2831.72036" calcext:value-type="float">
            <text:p>1442892831.72036</text:p>
          </table:table-cell>
          <table:table-cell office:value-type="float" office:value="1442892831.72041" calcext:value-type="float">
            <text:p>1442892831.72041</text:p>
          </table:table-cell>
          <table:table-cell office:value-type="float" office:value="8096" calcext:value-type="float">
            <text:p>8096</text:p>
          </table:table-cell>
          <table:table-cell table:formula="of:=[.C115]-[.C$2]" office:value-type="float" office:value="29.1890308856964" calcext:value-type="float">
            <text:p>29.1890308857</text:p>
          </table:table-cell>
          <table:table-cell table:formula="of:=[.D115]/([.E115]-[.E114])" office:value-type="float" office:value="61420.4336047086" calcext:value-type="float">
            <text:p>61420.43360470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2831.72047" calcext:value-type="float">
            <text:p>1442892831.72047</text:p>
          </table:table-cell>
          <table:table-cell office:value-type="float" office:value="1442892831.75323" calcext:value-type="float">
            <text:p>1442892831.75323</text:p>
          </table:table-cell>
          <table:table-cell office:value-type="float" office:value="8096" calcext:value-type="float">
            <text:p>8096</text:p>
          </table:table-cell>
          <table:table-cell table:formula="of:=[.C116]-[.C$2]" office:value-type="float" office:value="29.2218492031097" calcext:value-type="float">
            <text:p>29.2218492031</text:p>
          </table:table-cell>
          <table:table-cell table:formula="of:=[.D116]/([.E116]-[.E115])" office:value-type="float" office:value="246691.501518344" calcext:value-type="float">
            <text:p>246691.501518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2831.85971" calcext:value-type="float">
            <text:p>1442892831.85971</text:p>
          </table:table-cell>
          <table:table-cell office:value-type="float" office:value="1442892831.85978" calcext:value-type="float">
            <text:p>1442892831.85978</text:p>
          </table:table-cell>
          <table:table-cell office:value-type="float" office:value="8096" calcext:value-type="float">
            <text:p>8096</text:p>
          </table:table-cell>
          <table:table-cell table:formula="of:=[.C117]-[.C$2]" office:value-type="float" office:value="29.3284068107605" calcext:value-type="float">
            <text:p>29.3284068108</text:p>
          </table:table-cell>
          <table:table-cell table:formula="of:=[.D117]/([.E117]-[.E116])" office:value-type="float" office:value="75977.6817300055" calcext:value-type="float">
            <text:p>75977.68173000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2831.99883" calcext:value-type="float">
            <text:p>1442892831.99883</text:p>
          </table:table-cell>
          <table:table-cell office:value-type="float" office:value="1442892831.99888" calcext:value-type="float">
            <text:p>1442892831.99888</text:p>
          </table:table-cell>
          <table:table-cell office:value-type="float" office:value="8096" calcext:value-type="float">
            <text:p>8096</text:p>
          </table:table-cell>
          <table:table-cell table:formula="of:=[.C118]-[.C$2]" office:value-type="float" office:value="29.4675035476685" calcext:value-type="float">
            <text:p>29.4675035477</text:p>
          </table:table-cell>
          <table:table-cell table:formula="of:=[.D118]/([.E118]-[.E117])" office:value-type="float" office:value="58204.0972345539" calcext:value-type="float">
            <text:p>58204.09723455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2831.99893" calcext:value-type="float">
            <text:p>1442892831.99893</text:p>
          </table:table-cell>
          <table:table-cell office:value-type="float" office:value="1442892832.02853" calcext:value-type="float">
            <text:p>1442892832.02853</text:p>
          </table:table-cell>
          <table:table-cell office:value-type="float" office:value="8096" calcext:value-type="float">
            <text:p>8096</text:p>
          </table:table-cell>
          <table:table-cell table:formula="of:=[.C119]-[.C$2]" office:value-type="float" office:value="29.4971556663513" calcext:value-type="float">
            <text:p>29.4971556664</text:p>
          </table:table-cell>
          <table:table-cell table:formula="of:=[.D119]/([.E119]-[.E118])" office:value-type="float" office:value="273032.766615743" calcext:value-type="float">
            <text:p>273032.7666157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2832.12779" calcext:value-type="float">
            <text:p>1442892832.12779</text:p>
          </table:table-cell>
          <table:table-cell office:value-type="float" office:value="1442892832.12784" calcext:value-type="float">
            <text:p>1442892832.12784</text:p>
          </table:table-cell>
          <table:table-cell office:value-type="float" office:value="8096" calcext:value-type="float">
            <text:p>8096</text:p>
          </table:table-cell>
          <table:table-cell table:formula="of:=[.C120]-[.C$2]" office:value-type="float" office:value="29.5964593887329" calcext:value-type="float">
            <text:p>29.5964593887</text:p>
          </table:table-cell>
          <table:table-cell table:formula="of:=[.D120]/([.E120]-[.E119])" office:value-type="float" office:value="81527.6588413244" calcext:value-type="float">
            <text:p>81527.65884132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2832.25657" calcext:value-type="float">
            <text:p>1442892832.25657</text:p>
          </table:table-cell>
          <table:table-cell office:value-type="float" office:value="1442892832.25661" calcext:value-type="float">
            <text:p>1442892832.25661</text:p>
          </table:table-cell>
          <table:table-cell office:value-type="float" office:value="8096" calcext:value-type="float">
            <text:p>8096</text:p>
          </table:table-cell>
          <table:table-cell table:formula="of:=[.C121]-[.C$2]" office:value-type="float" office:value="29.7252309322357" calcext:value-type="float">
            <text:p>29.7252309322</text:p>
          </table:table-cell>
          <table:table-cell table:formula="of:=[.D121]/([.E121]-[.E120])" office:value-type="float" office:value="62871.0333026604" calcext:value-type="float">
            <text:p>62871.033302660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2832.25665" calcext:value-type="float">
            <text:p>1442892832.25665</text:p>
          </table:table-cell>
          <table:table-cell office:value-type="float" office:value="1442892832.28611" calcext:value-type="float">
            <text:p>1442892832.28611</text:p>
          </table:table-cell>
          <table:table-cell office:value-type="float" office:value="8096" calcext:value-type="float">
            <text:p>8096</text:p>
          </table:table-cell>
          <table:table-cell table:formula="of:=[.C122]-[.C$2]" office:value-type="float" office:value="29.7547338008881" calcext:value-type="float">
            <text:p>29.7547338009</text:p>
          </table:table-cell>
          <table:table-cell table:formula="of:=[.D122]/([.E122]-[.E121])" office:value-type="float" office:value="274413.993276442" calcext:value-type="float">
            <text:p>274413.9932764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2832.25667" calcext:value-type="float">
            <text:p>1442892832.25667</text:p>
          </table:table-cell>
          <table:table-cell office:value-type="float" office:value="1442892832.31562" calcext:value-type="float">
            <text:p>1442892832.31562</text:p>
          </table:table-cell>
          <table:table-cell office:value-type="float" office:value="8096" calcext:value-type="float">
            <text:p>8096</text:p>
          </table:table-cell>
          <table:table-cell table:formula="of:=[.C123]-[.C$2]" office:value-type="float" office:value="29.784245967865" calcext:value-type="float">
            <text:p>29.7842459679</text:p>
          </table:table-cell>
          <table:table-cell table:formula="of:=[.D123]/([.E123]-[.E122])" office:value-type="float" office:value="274327.534346396" calcext:value-type="float">
            <text:p>274327.5343463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2832.51422" calcext:value-type="float">
            <text:p>1442892832.51422</text:p>
          </table:table-cell>
          <table:table-cell office:value-type="float" office:value="1442892832.51426" calcext:value-type="float">
            <text:p>1442892832.51426</text:p>
          </table:table-cell>
          <table:table-cell office:value-type="float" office:value="8096" calcext:value-type="float">
            <text:p>8096</text:p>
          </table:table-cell>
          <table:table-cell table:formula="of:=[.C124]-[.C$2]" office:value-type="float" office:value="29.9828810691833" calcext:value-type="float">
            <text:p>29.9828810692</text:p>
          </table:table-cell>
          <table:table-cell table:formula="of:=[.D124]/([.E124]-[.E123])" office:value-type="float" office:value="40758.1537516084" calcext:value-type="float">
            <text:p>40758.15375160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2832.5143" calcext:value-type="float">
            <text:p>1442892832.5143</text:p>
          </table:table-cell>
          <table:table-cell office:value-type="float" office:value="1442892832.54379" calcext:value-type="float">
            <text:p>1442892832.54379</text:p>
          </table:table-cell>
          <table:table-cell office:value-type="float" office:value="8096" calcext:value-type="float">
            <text:p>8096</text:p>
          </table:table-cell>
          <table:table-cell table:formula="of:=[.C125]-[.C$2]" office:value-type="float" office:value="30.0124142169952" calcext:value-type="float">
            <text:p>30.012414217</text:p>
          </table:table-cell>
          <table:table-cell table:formula="of:=[.D125]/([.E125]-[.E124])" office:value-type="float" office:value="274132.647544623" calcext:value-type="float">
            <text:p>274132.6475446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2832.51432" calcext:value-type="float">
            <text:p>1442892832.51432</text:p>
          </table:table-cell>
          <table:table-cell office:value-type="float" office:value="1442892832.57326" calcext:value-type="float">
            <text:p>1442892832.57326</text:p>
          </table:table-cell>
          <table:table-cell office:value-type="float" office:value="8096" calcext:value-type="float">
            <text:p>8096</text:p>
          </table:table-cell>
          <table:table-cell table:formula="of:=[.C126]-[.C$2]" office:value-type="float" office:value="30.0418875217438" calcext:value-type="float">
            <text:p>30.0418875217</text:p>
          </table:table-cell>
          <table:table-cell table:formula="of:=[.D126]/([.E126]-[.E125])" office:value-type="float" office:value="274689.250800841" calcext:value-type="float">
            <text:p>274689.2508008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2832.77186" calcext:value-type="float">
            <text:p>1442892832.77186</text:p>
          </table:table-cell>
          <table:table-cell office:value-type="float" office:value="1442892832.77188" calcext:value-type="float">
            <text:p>1442892832.77188</text:p>
          </table:table-cell>
          <table:table-cell office:value-type="float" office:value="8096" calcext:value-type="float">
            <text:p>8096</text:p>
          </table:table-cell>
          <table:table-cell table:formula="of:=[.C127]-[.C$2]" office:value-type="float" office:value="30.2405090332031" calcext:value-type="float">
            <text:p>30.2405090332</text:p>
          </table:table-cell>
          <table:table-cell table:formula="of:=[.D127]/([.E127]-[.E126])" office:value-type="float" office:value="40760.9424604389" calcext:value-type="float">
            <text:p>40760.94246043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2832.7719" calcext:value-type="float">
            <text:p>1442892832.7719</text:p>
          </table:table-cell>
          <table:table-cell office:value-type="float" office:value="1442892832.80137" calcext:value-type="float">
            <text:p>1442892832.80137</text:p>
          </table:table-cell>
          <table:table-cell office:value-type="float" office:value="8096" calcext:value-type="float">
            <text:p>8096</text:p>
          </table:table-cell>
          <table:table-cell table:formula="of:=[.C128]-[.C$2]" office:value-type="float" office:value="30.2699897289276" calcext:value-type="float">
            <text:p>30.2699897289</text:p>
          </table:table-cell>
          <table:table-cell table:formula="of:=[.D128]/([.E128]-[.E127])" office:value-type="float" office:value="274620.384663286" calcext:value-type="float">
            <text:p>274620.3846632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2832.77191" calcext:value-type="float">
            <text:p>1442892832.77191</text:p>
          </table:table-cell>
          <table:table-cell office:value-type="float" office:value="1442892832.83081" calcext:value-type="float">
            <text:p>1442892832.83081</text:p>
          </table:table-cell>
          <table:table-cell office:value-type="float" office:value="8096" calcext:value-type="float">
            <text:p>8096</text:p>
          </table:table-cell>
          <table:table-cell table:formula="of:=[.C129]-[.C$2]" office:value-type="float" office:value="30.2994327545166" calcext:value-type="float">
            <text:p>30.2994327545</text:p>
          </table:table-cell>
          <table:table-cell table:formula="of:=[.D129]/([.E129]-[.E128])" office:value-type="float" office:value="274971.74077883" calcext:value-type="float">
            <text:p>274971.740778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2833.0295" calcext:value-type="float">
            <text:p>1442892833.0295</text:p>
          </table:table-cell>
          <table:table-cell office:value-type="float" office:value="1442892833.02952" calcext:value-type="float">
            <text:p>1442892833.02952</text:p>
          </table:table-cell>
          <table:table-cell office:value-type="float" office:value="8096" calcext:value-type="float">
            <text:p>8096</text:p>
          </table:table-cell>
          <table:table-cell table:formula="of:=[.C130]-[.C$2]" office:value-type="float" office:value="30.4981486797333" calcext:value-type="float">
            <text:p>30.4981486797</text:p>
          </table:table-cell>
          <table:table-cell table:formula="of:=[.D130]/([.E130]-[.E129])" office:value-type="float" office:value="40741.576152854" calcext:value-type="float">
            <text:p>40741.57615285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2833.02961" calcext:value-type="float">
            <text:p>1442892833.02961</text:p>
          </table:table-cell>
          <table:table-cell office:value-type="float" office:value="1442892833.05646" calcext:value-type="float">
            <text:p>1442892833.05646</text:p>
          </table:table-cell>
          <table:table-cell office:value-type="float" office:value="8096" calcext:value-type="float">
            <text:p>8096</text:p>
          </table:table-cell>
          <table:table-cell table:formula="of:=[.C131]-[.C$2]" office:value-type="float" office:value="30.5250864028931" calcext:value-type="float">
            <text:p>30.5250864029</text:p>
          </table:table-cell>
          <table:table-cell table:formula="of:=[.D131]/([.E131]-[.E130])" office:value-type="float" office:value="300545.073983272" calcext:value-type="float">
            <text:p>300545.0739832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2833.27201" calcext:value-type="float">
            <text:p>1442892833.27201</text:p>
          </table:table-cell>
          <table:table-cell office:value-type="float" office:value="1442892833.27205" calcext:value-type="float">
            <text:p>1442892833.27205</text:p>
          </table:table-cell>
          <table:table-cell office:value-type="float" office:value="8096" calcext:value-type="float">
            <text:p>8096</text:p>
          </table:table-cell>
          <table:table-cell table:formula="of:=[.C132]-[.C$2]" office:value-type="float" office:value="30.7406742572784" calcext:value-type="float">
            <text:p>30.7406742573</text:p>
          </table:table-cell>
          <table:table-cell table:formula="of:=[.D132]/([.E132]-[.E131])" office:value-type="float" office:value="37553.1359272583" calcext:value-type="float">
            <text:p>37553.135927258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2833.2721" calcext:value-type="float">
            <text:p>1442892833.2721</text:p>
          </table:table-cell>
          <table:table-cell office:value-type="float" office:value="1442892833.29898" calcext:value-type="float">
            <text:p>1442892833.29898</text:p>
          </table:table-cell>
          <table:table-cell office:value-type="float" office:value="8096" calcext:value-type="float">
            <text:p>8096</text:p>
          </table:table-cell>
          <table:table-cell table:formula="of:=[.C133]-[.C$2]" office:value-type="float" office:value="30.7676038742065" calcext:value-type="float">
            <text:p>30.7676038742</text:p>
          </table:table-cell>
          <table:table-cell table:formula="of:=[.D133]/([.E133]-[.E132])" office:value-type="float" office:value="300635.542704358" calcext:value-type="float">
            <text:p>300635.5427043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2833.27213" calcext:value-type="float">
            <text:p>1442892833.27213</text:p>
          </table:table-cell>
          <table:table-cell office:value-type="float" office:value="1442892833.32591" calcext:value-type="float">
            <text:p>1442892833.32591</text:p>
          </table:table-cell>
          <table:table-cell office:value-type="float" office:value="8096" calcext:value-type="float">
            <text:p>8096</text:p>
          </table:table-cell>
          <table:table-cell table:formula="of:=[.C134]-[.C$2]" office:value-type="float" office:value="30.7945358753204" calcext:value-type="float">
            <text:p>30.7945358753</text:p>
          </table:table-cell>
          <table:table-cell table:formula="of:=[.D134]/([.E134]-[.E133])" office:value-type="float" office:value="300608.928603677" calcext:value-type="float">
            <text:p>300608.9286036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2833.51423" calcext:value-type="float">
            <text:p>1442892833.51423</text:p>
          </table:table-cell>
          <table:table-cell office:value-type="float" office:value="1442892833.51427" calcext:value-type="float">
            <text:p>1442892833.51427</text:p>
          </table:table-cell>
          <table:table-cell office:value-type="float" office:value="8096" calcext:value-type="float">
            <text:p>8096</text:p>
          </table:table-cell>
          <table:table-cell table:formula="of:=[.C135]-[.C$2]" office:value-type="float" office:value="30.9828903675079" calcext:value-type="float">
            <text:p>30.9828903675</text:p>
          </table:table-cell>
          <table:table-cell table:formula="of:=[.D135]/([.E135]-[.E134])" office:value-type="float" office:value="42982.7815942968" calcext:value-type="float">
            <text:p>42982.78159429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2833.51431" calcext:value-type="float">
            <text:p>1442892833.51431</text:p>
          </table:table-cell>
          <table:table-cell office:value-type="float" office:value="1442892833.5412" calcext:value-type="float">
            <text:p>1442892833.5412</text:p>
          </table:table-cell>
          <table:table-cell office:value-type="float" office:value="8096" calcext:value-type="float">
            <text:p>8096</text:p>
          </table:table-cell>
          <table:table-cell table:formula="of:=[.C136]-[.C$2]" office:value-type="float" office:value="31.0098288059235" calcext:value-type="float">
            <text:p>31.0098288059</text:p>
          </table:table-cell>
          <table:table-cell table:formula="of:=[.D136]/([.E136]-[.E135])" office:value-type="float" office:value="300537.094063086" calcext:value-type="float">
            <text:p>300537.09406308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2833.51435" calcext:value-type="float">
            <text:p>1442892833.51435</text:p>
          </table:table-cell>
          <table:table-cell office:value-type="float" office:value="1442892833.56813" calcext:value-type="float">
            <text:p>1442892833.56813</text:p>
          </table:table-cell>
          <table:table-cell office:value-type="float" office:value="8096" calcext:value-type="float">
            <text:p>8096</text:p>
          </table:table-cell>
          <table:table-cell table:formula="of:=[.C137]-[.C$2]" office:value-type="float" office:value="31.03675532341" calcext:value-type="float">
            <text:p>31.0367553234</text:p>
          </table:table-cell>
          <table:table-cell table:formula="of:=[.D137]/([.E137]-[.E136])" office:value-type="float" office:value="300670.148081248" calcext:value-type="float">
            <text:p>300670.1480812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2833.75655" calcext:value-type="float">
            <text:p>1442892833.75655</text:p>
          </table:table-cell>
          <table:table-cell office:value-type="float" office:value="1442892833.75662" calcext:value-type="float">
            <text:p>1442892833.75662</text:p>
          </table:table-cell>
          <table:table-cell office:value-type="float" office:value="8096" calcext:value-type="float">
            <text:p>8096</text:p>
          </table:table-cell>
          <table:table-cell table:formula="of:=[.C138]-[.C$2]" office:value-type="float" office:value="31.2252414226532" calcext:value-type="float">
            <text:p>31.2252414227</text:p>
          </table:table-cell>
          <table:table-cell table:formula="of:=[.D138]/([.E138]-[.E137])" office:value-type="float" office:value="42952.7696339847" calcext:value-type="float">
            <text:p>42952.76963398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2833.75667" calcext:value-type="float">
            <text:p>1442892833.75667</text:p>
          </table:table-cell>
          <table:table-cell office:value-type="float" office:value="1442892833.78355" calcext:value-type="float">
            <text:p>1442892833.78355</text:p>
          </table:table-cell>
          <table:table-cell office:value-type="float" office:value="8096" calcext:value-type="float">
            <text:p>8096</text:p>
          </table:table-cell>
          <table:table-cell table:formula="of:=[.C139]-[.C$2]" office:value-type="float" office:value="31.2521781921387" calcext:value-type="float">
            <text:p>31.2521781921</text:p>
          </table:table-cell>
          <table:table-cell table:formula="of:=[.D139]/([.E139]-[.E138])" office:value-type="float" office:value="300555.714536072" calcext:value-type="float">
            <text:p>300555.7145360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2833.7567" calcext:value-type="float">
            <text:p>1442892833.7567</text:p>
          </table:table-cell>
          <table:table-cell office:value-type="float" office:value="1442892833.81046" calcext:value-type="float">
            <text:p>1442892833.81046</text:p>
          </table:table-cell>
          <table:table-cell office:value-type="float" office:value="8096" calcext:value-type="float">
            <text:p>8096</text:p>
          </table:table-cell>
          <table:table-cell table:formula="of:=[.C140]-[.C$2]" office:value-type="float" office:value="31.2790830135345" calcext:value-type="float">
            <text:p>31.2790830135</text:p>
          </table:table-cell>
          <table:table-cell table:formula="of:=[.D140]/([.E140]-[.E139])" office:value-type="float" office:value="300912.608966122" calcext:value-type="float">
            <text:p>300912.6089661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2833.99871" calcext:value-type="float">
            <text:p>1442892833.99871</text:p>
          </table:table-cell>
          <table:table-cell office:value-type="float" office:value="1442892833.99875" calcext:value-type="float">
            <text:p>1442892833.99875</text:p>
          </table:table-cell>
          <table:table-cell office:value-type="float" office:value="8096" calcext:value-type="float">
            <text:p>8096</text:p>
          </table:table-cell>
          <table:table-cell table:formula="of:=[.C141]-[.C$2]" office:value-type="float" office:value="31.4673774242401" calcext:value-type="float">
            <text:p>31.4673774242</text:p>
          </table:table-cell>
          <table:table-cell table:formula="of:=[.D141]/([.E141]-[.E140])" office:value-type="float" office:value="42996.4966546968" calcext:value-type="float">
            <text:p>42996.49665469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2833.9988" calcext:value-type="float">
            <text:p>1442892833.9988</text:p>
          </table:table-cell>
          <table:table-cell office:value-type="float" office:value="1442892834.02559" calcext:value-type="float">
            <text:p>1442892834.02559</text:p>
          </table:table-cell>
          <table:table-cell office:value-type="float" office:value="8096" calcext:value-type="float">
            <text:p>8096</text:p>
          </table:table-cell>
          <table:table-cell table:formula="of:=[.C142]-[.C$2]" office:value-type="float" office:value="31.4942126274109" calcext:value-type="float">
            <text:p>31.4942126274</text:p>
          </table:table-cell>
          <table:table-cell table:formula="of:=[.D142]/([.E142]-[.E141])" office:value-type="float" office:value="301693.262707121" calcext:value-type="float">
            <text:p>301693.2627071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2833.99882" calcext:value-type="float">
            <text:p>1442892833.99882</text:p>
          </table:table-cell>
          <table:table-cell office:value-type="float" office:value="1442892834.05238" calcext:value-type="float">
            <text:p>1442892834.05238</text:p>
          </table:table-cell>
          <table:table-cell office:value-type="float" office:value="8096" calcext:value-type="float">
            <text:p>8096</text:p>
          </table:table-cell>
          <table:table-cell table:formula="of:=[.C143]-[.C$2]" office:value-type="float" office:value="31.5210075378418" calcext:value-type="float">
            <text:p>31.5210075378</text:p>
          </table:table-cell>
          <table:table-cell table:formula="of:=[.D143]/([.E143]-[.E142])" office:value-type="float" office:value="302146.932749631" calcext:value-type="float">
            <text:p>302146.9327496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2834.26794" calcext:value-type="float">
            <text:p>1442892834.26794</text:p>
          </table:table-cell>
          <table:table-cell office:value-type="float" office:value="1442892834.268" calcext:value-type="float">
            <text:p>1442892834.268</text:p>
          </table:table-cell>
          <table:table-cell office:value-type="float" office:value="8096" calcext:value-type="float">
            <text:p>8096</text:p>
          </table:table-cell>
          <table:table-cell table:formula="of:=[.C144]-[.C$2]" office:value-type="float" office:value="31.7366244792938" calcext:value-type="float">
            <text:p>31.7366244793</text:p>
          </table:table-cell>
          <table:table-cell table:formula="of:=[.D144]/([.E144]-[.E143])" office:value-type="float" office:value="37548.0699497879" calcext:value-type="float">
            <text:p>37548.06994978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2834.26807" calcext:value-type="float">
            <text:p>1442892834.26807</text:p>
          </table:table-cell>
          <table:table-cell office:value-type="float" office:value="1442892834.2948" calcext:value-type="float">
            <text:p>1442892834.2948</text:p>
          </table:table-cell>
          <table:table-cell office:value-type="float" office:value="8096" calcext:value-type="float">
            <text:p>8096</text:p>
          </table:table-cell>
          <table:table-cell table:formula="of:=[.C145]-[.C$2]" office:value-type="float" office:value="31.7634205818176" calcext:value-type="float">
            <text:p>31.7634205818</text:p>
          </table:table-cell>
          <table:table-cell table:formula="of:=[.D145]/([.E145]-[.E144])" office:value-type="float" office:value="302133.490973476" calcext:value-type="float">
            <text:p>302133.49097347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2834.26809" calcext:value-type="float">
            <text:p>1442892834.26809</text:p>
          </table:table-cell>
          <table:table-cell office:value-type="float" office:value="1442892834.32159" calcext:value-type="float">
            <text:p>1442892834.32159</text:p>
          </table:table-cell>
          <table:table-cell office:value-type="float" office:value="8096" calcext:value-type="float">
            <text:p>8096</text:p>
          </table:table-cell>
          <table:table-cell table:formula="of:=[.C146]-[.C$2]" office:value-type="float" office:value="31.79021525383" calcext:value-type="float">
            <text:p>31.7902152538</text:p>
          </table:table-cell>
          <table:table-cell table:formula="of:=[.D146]/([.E146]-[.E145])" office:value-type="float" office:value="302149.621248387" calcext:value-type="float">
            <text:p>302149.6212483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2834.5369" calcext:value-type="float">
            <text:p>1442892834.5369</text:p>
          </table:table-cell>
          <table:table-cell office:value-type="float" office:value="1442892834.53694" calcext:value-type="float">
            <text:p>1442892834.53694</text:p>
          </table:table-cell>
          <table:table-cell office:value-type="float" office:value="8096" calcext:value-type="float">
            <text:p>8096</text:p>
          </table:table-cell>
          <table:table-cell table:formula="of:=[.C147]-[.C$2]" office:value-type="float" office:value="32.0055651664734" calcext:value-type="float">
            <text:p>32.0055651665</text:p>
          </table:table-cell>
          <table:table-cell table:formula="of:=[.D147]/([.E147]-[.E146])" office:value-type="float" office:value="37594.6286702471" calcext:value-type="float">
            <text:p>37594.62867024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2834.53698" calcext:value-type="float">
            <text:p>1442892834.53698</text:p>
          </table:table-cell>
          <table:table-cell office:value-type="float" office:value="1442892834.56374" calcext:value-type="float">
            <text:p>1442892834.56374</text:p>
          </table:table-cell>
          <table:table-cell office:value-type="float" office:value="8096" calcext:value-type="float">
            <text:p>8096</text:p>
          </table:table-cell>
          <table:table-cell table:formula="of:=[.C148]-[.C$2]" office:value-type="float" office:value="32.032363653183" calcext:value-type="float">
            <text:p>32.0323636532</text:p>
          </table:table-cell>
          <table:table-cell table:formula="of:=[.D148]/([.E148]-[.E147])" office:value-type="float" office:value="302106.611008799" calcext:value-type="float">
            <text:p>302106.6110087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2834.537" calcext:value-type="float">
            <text:p>1442892834.537</text:p>
          </table:table-cell>
          <table:table-cell office:value-type="float" office:value="1442892834.59051" calcext:value-type="float">
            <text:p>1442892834.59051</text:p>
          </table:table-cell>
          <table:table-cell office:value-type="float" office:value="8096" calcext:value-type="float">
            <text:p>8096</text:p>
          </table:table-cell>
          <table:table-cell table:formula="of:=[.C149]-[.C$2]" office:value-type="float" office:value="32.0591328144073" calcext:value-type="float">
            <text:p>32.0591328144</text:p>
          </table:table-cell>
          <table:table-cell table:formula="of:=[.D149]/([.E149]-[.E148])" office:value-type="float" office:value="302437.567323964" calcext:value-type="float">
            <text:p>302437.5673239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2834.80615" calcext:value-type="float">
            <text:p>1442892834.80615</text:p>
          </table:table-cell>
          <table:table-cell office:value-type="float" office:value="1442892834.80619" calcext:value-type="float">
            <text:p>1442892834.80619</text:p>
          </table:table-cell>
          <table:table-cell office:value-type="float" office:value="8096" calcext:value-type="float">
            <text:p>8096</text:p>
          </table:table-cell>
          <table:table-cell table:formula="of:=[.C150]-[.C$2]" office:value-type="float" office:value="32.2748169898987" calcext:value-type="float">
            <text:p>32.2748169899</text:p>
          </table:table-cell>
          <table:table-cell table:formula="of:=[.D150]/([.E150]-[.E149])" office:value-type="float" office:value="37536.3652968844" calcext:value-type="float">
            <text:p>37536.36529688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2834.80624" calcext:value-type="float">
            <text:p>1442892834.80624</text:p>
          </table:table-cell>
          <table:table-cell office:value-type="float" office:value="1442892834.83299" calcext:value-type="float">
            <text:p>1442892834.83299</text:p>
          </table:table-cell>
          <table:table-cell office:value-type="float" office:value="8096" calcext:value-type="float">
            <text:p>8096</text:p>
          </table:table-cell>
          <table:table-cell table:formula="of:=[.C151]-[.C$2]" office:value-type="float" office:value="32.301614522934" calcext:value-type="float">
            <text:p>32.3016145229</text:p>
          </table:table-cell>
          <table:table-cell table:formula="of:=[.D151]/([.E151]-[.E150])" office:value-type="float" office:value="302117.362420705" calcext:value-type="float">
            <text:p>302117.3624207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2835.07532" calcext:value-type="float">
            <text:p>1442892835.07532</text:p>
          </table:table-cell>
          <table:table-cell office:value-type="float" office:value="1442892835.07537" calcext:value-type="float">
            <text:p>1442892835.07537</text:p>
          </table:table-cell>
          <table:table-cell office:value-type="float" office:value="8096" calcext:value-type="float">
            <text:p>8096</text:p>
          </table:table-cell>
          <table:table-cell table:formula="of:=[.C152]-[.C$2]" office:value-type="float" office:value="32.5439901351929" calcext:value-type="float">
            <text:p>32.5439901352</text:p>
          </table:table-cell>
          <table:table-cell table:formula="of:=[.D152]/([.E152]-[.E151])" office:value-type="float" office:value="33402.7005627599" calcext:value-type="float">
            <text:p>33402.700562759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2835.07541" calcext:value-type="float">
            <text:p>1442892835.07541</text:p>
          </table:table-cell>
          <table:table-cell office:value-type="float" office:value="1442892835.09992" calcext:value-type="float">
            <text:p>1442892835.09992</text:p>
          </table:table-cell>
          <table:table-cell office:value-type="float" office:value="8096" calcext:value-type="float">
            <text:p>8096</text:p>
          </table:table-cell>
          <table:table-cell table:formula="of:=[.C153]-[.C$2]" office:value-type="float" office:value="32.5685455799103" calcext:value-type="float">
            <text:p>32.5685455799</text:p>
          </table:table-cell>
          <table:table-cell table:formula="of:=[.D153]/([.E153]-[.E152])" office:value-type="float" office:value="329702.845669123" calcext:value-type="float">
            <text:p>329702.84566912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2840.26826" calcext:value-type="float">
            <text:p>1442892840.26826</text:p>
          </table:table-cell>
          <table:table-cell office:value-type="float" office:value="1442892840.26831" calcext:value-type="float">
            <text:p>1442892840.26831</text:p>
          </table:table-cell>
          <table:table-cell office:value-type="float" office:value="8096" calcext:value-type="float">
            <text:p>8096</text:p>
          </table:table-cell>
          <table:table-cell table:formula="of:=[.C154]-[.C$2]" office:value-type="float" office:value="37.7369315624237" calcext:value-type="float">
            <text:p>37.7369315624</text:p>
          </table:table-cell>
          <table:table-cell table:formula="of:=[.D154]/([.E154]-[.E153])" office:value-type="float" office:value="1566.44647427491" calcext:value-type="float">
            <text:p>1566.44647427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2840.46927" calcext:value-type="float">
            <text:p>1442892840.46927</text:p>
          </table:table-cell>
          <table:table-cell office:value-type="float" office:value="1442892840.46933" calcext:value-type="float">
            <text:p>1442892840.46933</text:p>
          </table:table-cell>
          <table:table-cell office:value-type="float" office:value="8096" calcext:value-type="float">
            <text:p>8096</text:p>
          </table:table-cell>
          <table:table-cell table:formula="of:=[.C155]-[.C$2]" office:value-type="float" office:value="37.9379489421844" calcext:value-type="float">
            <text:p>37.9379489422</text:p>
          </table:table-cell>
          <table:table-cell table:formula="of:=[.D155]/([.E155]-[.E154])" office:value-type="float" office:value="40275.1245172738" calcext:value-type="float">
            <text:p>40275.124517273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2840.67024" calcext:value-type="float">
            <text:p>1442892840.67024</text:p>
          </table:table-cell>
          <table:table-cell office:value-type="float" office:value="1442892840.67028" calcext:value-type="float">
            <text:p>1442892840.67028</text:p>
          </table:table-cell>
          <table:table-cell office:value-type="float" office:value="8096" calcext:value-type="float">
            <text:p>8096</text:p>
          </table:table-cell>
          <table:table-cell table:formula="of:=[.C156]-[.C$2]" office:value-type="float" office:value="38.1389083862305" calcext:value-type="float">
            <text:p>38.1389083862</text:p>
          </table:table-cell>
          <table:table-cell table:formula="of:=[.D156]/([.E156]-[.E155])" office:value-type="float" office:value="40286.7356567029" calcext:value-type="float">
            <text:p>40286.7356567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2842.53669" calcext:value-type="float">
            <text:p>1442892842.53669</text:p>
          </table:table-cell>
          <table:table-cell office:value-type="float" office:value="1442892842.53676" calcext:value-type="float">
            <text:p>1442892842.53676</text:p>
          </table:table-cell>
          <table:table-cell office:value-type="float" office:value="8096" calcext:value-type="float">
            <text:p>8096</text:p>
          </table:table-cell>
          <table:table-cell table:formula="of:=[.C157]-[.C$2]" office:value-type="float" office:value="40.0053813457489" calcext:value-type="float">
            <text:p>40.0053813457</text:p>
          </table:table-cell>
          <table:table-cell table:formula="of:=[.D157]/([.E157]-[.E156])" office:value-type="float" office:value="4337.59297648161" calcext:value-type="float">
            <text:p>4337.59297648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2842.59196" calcext:value-type="float">
            <text:p>1442892842.59196</text:p>
          </table:table-cell>
          <table:table-cell office:value-type="float" office:value="1442892842.59202" calcext:value-type="float">
            <text:p>1442892842.59202</text:p>
          </table:table-cell>
          <table:table-cell office:value-type="float" office:value="8096" calcext:value-type="float">
            <text:p>8096</text:p>
          </table:table-cell>
          <table:table-cell table:formula="of:=[.C158]-[.C$2]" office:value-type="float" office:value="40.0606391429901" calcext:value-type="float">
            <text:p>40.060639143</text:p>
          </table:table-cell>
          <table:table-cell table:formula="of:=[.D158]/([.E158]-[.E157])" office:value-type="float" office:value="146513.259742501" calcext:value-type="float">
            <text:p>146513.2597425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2842.73762" calcext:value-type="float">
            <text:p>1442892842.73762</text:p>
          </table:table-cell>
          <table:table-cell office:value-type="float" office:value="1442892842.73777" calcext:value-type="float">
            <text:p>1442892842.73777</text:p>
          </table:table-cell>
          <table:table-cell office:value-type="float" office:value="8096" calcext:value-type="float">
            <text:p>8096</text:p>
          </table:table-cell>
          <table:table-cell table:formula="of:=[.C159]-[.C$2]" office:value-type="float" office:value="40.206396818161" calcext:value-type="float">
            <text:p>40.2063968182</text:p>
          </table:table-cell>
          <table:table-cell table:formula="of:=[.D159]/([.E159]-[.E158])" office:value-type="float" office:value="55544.2448605713" calcext:value-type="float">
            <text:p>55544.24486057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2842.8497" calcext:value-type="float">
            <text:p>1442892842.8497</text:p>
          </table:table-cell>
          <table:table-cell office:value-type="float" office:value="1442892842.84981" calcext:value-type="float">
            <text:p>1442892842.84981</text:p>
          </table:table-cell>
          <table:table-cell office:value-type="float" office:value="8096" calcext:value-type="float">
            <text:p>8096</text:p>
          </table:table-cell>
          <table:table-cell table:formula="of:=[.C160]-[.C$2]" office:value-type="float" office:value="40.3184304237366" calcext:value-type="float">
            <text:p>40.3184304237</text:p>
          </table:table-cell>
          <table:table-cell table:formula="of:=[.D160]/([.E160]-[.E159])" office:value-type="float" office:value="72264.0314788371" calcext:value-type="float">
            <text:p>72264.03147883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2842.84976" calcext:value-type="float">
            <text:p>1442892842.84976</text:p>
          </table:table-cell>
          <table:table-cell office:value-type="float" office:value="1442892842.8793" calcext:value-type="float">
            <text:p>1442892842.8793</text:p>
          </table:table-cell>
          <table:table-cell office:value-type="float" office:value="8096" calcext:value-type="float">
            <text:p>8096</text:p>
          </table:table-cell>
          <table:table-cell table:formula="of:=[.C161]-[.C$2]" office:value-type="float" office:value="40.3479278087616" calcext:value-type="float">
            <text:p>40.3479278088</text:p>
          </table:table-cell>
          <table:table-cell table:formula="of:=[.D161]/([.E161]-[.E160])" office:value-type="float" office:value="274465.007428003" calcext:value-type="float">
            <text:p>274465.0074280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2842.9786" calcext:value-type="float">
            <text:p>1442892842.9786</text:p>
          </table:table-cell>
          <table:table-cell office:value-type="float" office:value="1442892842.97866" calcext:value-type="float">
            <text:p>1442892842.97866</text:p>
          </table:table-cell>
          <table:table-cell office:value-type="float" office:value="8096" calcext:value-type="float">
            <text:p>8096</text:p>
          </table:table-cell>
          <table:table-cell table:formula="of:=[.C162]-[.C$2]" office:value-type="float" office:value="40.4472830295563" calcext:value-type="float">
            <text:p>40.4472830296</text:p>
          </table:table-cell>
          <table:table-cell table:formula="of:=[.D162]/([.E162]-[.E161])" office:value-type="float" office:value="81485.4009205089" calcext:value-type="float">
            <text:p>81485.40092050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2843.10744" calcext:value-type="float">
            <text:p>1442892843.10744</text:p>
          </table:table-cell>
          <table:table-cell office:value-type="float" office:value="1442892843.10748" calcext:value-type="float">
            <text:p>1442892843.10748</text:p>
          </table:table-cell>
          <table:table-cell office:value-type="float" office:value="8096" calcext:value-type="float">
            <text:p>8096</text:p>
          </table:table-cell>
          <table:table-cell table:formula="of:=[.C163]-[.C$2]" office:value-type="float" office:value="40.5761013031006" calcext:value-type="float">
            <text:p>40.5761013031</text:p>
          </table:table-cell>
          <table:table-cell table:formula="of:=[.D163]/([.E163]-[.E162])" office:value-type="float" office:value="62848.2262434227" calcext:value-type="float">
            <text:p>62848.22624342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2843.10752" calcext:value-type="float">
            <text:p>1442892843.10752</text:p>
          </table:table-cell>
          <table:table-cell office:value-type="float" office:value="1442892843.13441" calcext:value-type="float">
            <text:p>1442892843.13441</text:p>
          </table:table-cell>
          <table:table-cell office:value-type="float" office:value="8096" calcext:value-type="float">
            <text:p>8096</text:p>
          </table:table-cell>
          <table:table-cell table:formula="of:=[.C164]-[.C$2]" office:value-type="float" office:value="40.6030344963074" calcext:value-type="float">
            <text:p>40.6030344963</text:p>
          </table:table-cell>
          <table:table-cell table:formula="of:=[.D164]/([.E164]-[.E163])" office:value-type="float" office:value="300595.623320291" calcext:value-type="float">
            <text:p>300595.62332029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2843.22856" calcext:value-type="float">
            <text:p>1442892843.22856</text:p>
          </table:table-cell>
          <table:table-cell office:value-type="float" office:value="1442892843.2286" calcext:value-type="float">
            <text:p>1442892843.2286</text:p>
          </table:table-cell>
          <table:table-cell office:value-type="float" office:value="8096" calcext:value-type="float">
            <text:p>8096</text:p>
          </table:table-cell>
          <table:table-cell table:formula="of:=[.C165]-[.C$2]" office:value-type="float" office:value="40.6972215175629" calcext:value-type="float">
            <text:p>40.6972215176</text:p>
          </table:table-cell>
          <table:table-cell table:formula="of:=[.D165]/([.E165]-[.E164])" office:value-type="float" office:value="85956.6412875365" calcext:value-type="float">
            <text:p>85956.64128753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2843.34962" calcext:value-type="float">
            <text:p>1442892843.34962</text:p>
          </table:table-cell>
          <table:table-cell office:value-type="float" office:value="1442892843.34965" calcext:value-type="float">
            <text:p>1442892843.34965</text:p>
          </table:table-cell>
          <table:table-cell office:value-type="float" office:value="8096" calcext:value-type="float">
            <text:p>8096</text:p>
          </table:table-cell>
          <table:table-cell table:formula="of:=[.C166]-[.C$2]" office:value-type="float" office:value="40.8182764053345" calcext:value-type="float">
            <text:p>40.8182764053</text:p>
          </table:table-cell>
          <table:table-cell table:formula="of:=[.D166]/([.E166]-[.E165])" office:value-type="float" office:value="66878.7535062168" calcext:value-type="float">
            <text:p>66878.75350621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2843.47075" calcext:value-type="float">
            <text:p>1442892843.47075</text:p>
          </table:table-cell>
          <table:table-cell office:value-type="float" office:value="1442892843.47081" calcext:value-type="float">
            <text:p>1442892843.47081</text:p>
          </table:table-cell>
          <table:table-cell office:value-type="float" office:value="8096" calcext:value-type="float">
            <text:p>8096</text:p>
          </table:table-cell>
          <table:table-cell table:formula="of:=[.C167]-[.C$2]" office:value-type="float" office:value="40.9394383430481" calcext:value-type="float">
            <text:p>40.939438343</text:p>
          </table:table-cell>
          <table:table-cell table:formula="of:=[.D167]/([.E167]-[.E166])" office:value-type="float" office:value="66819.6642673016" calcext:value-type="float">
            <text:p>66819.66426730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2843.47088" calcext:value-type="float">
            <text:p>1442892843.47088</text:p>
          </table:table-cell>
          <table:table-cell office:value-type="float" office:value="1442892843.49774" calcext:value-type="float">
            <text:p>1442892843.49774</text:p>
          </table:table-cell>
          <table:table-cell office:value-type="float" office:value="8096" calcext:value-type="float">
            <text:p>8096</text:p>
          </table:table-cell>
          <table:table-cell table:formula="of:=[.C168]-[.C$2]" office:value-type="float" office:value="40.9663670063019" calcext:value-type="float">
            <text:p>40.9663670063</text:p>
          </table:table-cell>
          <table:table-cell table:formula="of:=[.D168]/([.E168]-[.E167])" office:value-type="float" office:value="300646.189664179" calcext:value-type="float">
            <text:p>300646.1896641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2843.59192" calcext:value-type="float">
            <text:p>1442892843.59192</text:p>
          </table:table-cell>
          <table:table-cell office:value-type="float" office:value="1442892843.59196" calcext:value-type="float">
            <text:p>1442892843.59196</text:p>
          </table:table-cell>
          <table:table-cell office:value-type="float" office:value="8096" calcext:value-type="float">
            <text:p>8096</text:p>
          </table:table-cell>
          <table:table-cell table:formula="of:=[.C169]-[.C$2]" office:value-type="float" office:value="41.0605795383453" calcext:value-type="float">
            <text:p>41.0605795383</text:p>
          </table:table-cell>
          <table:table-cell table:formula="of:=[.D169]/([.E169]-[.E168])" office:value-type="float" office:value="85933.3660225329" calcext:value-type="float">
            <text:p>85933.36602253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2843.71295" calcext:value-type="float">
            <text:p>1442892843.71295</text:p>
          </table:table-cell>
          <table:table-cell office:value-type="float" office:value="1442892843.71299" calcext:value-type="float">
            <text:p>1442892843.71299</text:p>
          </table:table-cell>
          <table:table-cell office:value-type="float" office:value="8096" calcext:value-type="float">
            <text:p>8096</text:p>
          </table:table-cell>
          <table:table-cell table:formula="of:=[.C170]-[.C$2]" office:value-type="float" office:value="41.1816129684448" calcext:value-type="float">
            <text:p>41.1816129684</text:p>
          </table:table-cell>
          <table:table-cell table:formula="of:=[.D170]/([.E170]-[.E169])" office:value-type="float" office:value="66890.6102499552" calcext:value-type="float">
            <text:p>66890.6102499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39:45.989662261</dc:date>
    <meta:editing-duration>PT4M15S</meta:editing-duration>
    <meta:editing-cycles>2</meta:editing-cycles>
    <meta:generator>LibreOffice/4.4.2.2$Linux_X86_64 LibreOffice_project/40m0$Build-2</meta:generator>
    <meta:document-statistic meta:table-count="1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2.receiver_i.routed_msg_sub.network'.E1:'sink_2.receiver_i.routed_msg_sub.network'.F170" chart:data-source-has-labels="row" svg:x="0.32cm" svg:y="0.18cm" svg:width="11.793cm" svg:height="8.64cm">
          <chartooo:coordinate-region svg:x="1.682cm" svg:y="0.379cm" svg:width="10.24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2.receiver_i.routed_msg_sub.network'.F2:'sink_2.receiver_i.routed_msg_sub.network'.F170" chart:label-cell-address="'sink_2.receiver_i.routed_msg_sub.network'.F1:'sink_2.receiver_i.routed_msg_sub.network'.F1" chart:class="chart:scatter">
            <chart:domain table:cell-range-address="'sink_2.receiver_i.routed_msg_sub.network'.E2:'sink_2.receiver_i.routed_msg_sub.network'.E170"/>
            <chart:data-point chart:repeated="1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2.receiver_i.routed_msg_sub.network'.F1:'sink_2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2.receiver_i.routed_msg_sub.network'.E2:'sink_2.receiver_i.routed_msg_sub.network'.E170</svg:desc>
                </draw:g>
              </table:table-cell>
              <table:table-cell office:value-type="float" office:value="0">
                <text:p>0</text:p>
                <draw:g>
                  <svg:desc>'sink_2.receiver_i.routed_msg_sub.network'.F2:'sink_2.receiver_i.routed_msg_sub.network'.F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5174121856689">
                <text:p>0.0295174121856689</text:p>
              </table:table-cell>
              <table:table-cell office:value-type="float" office:value="274278.78667259">
                <text:p>274278.78667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0088367462158">
                <text:p>0.0590088367462158</text:p>
              </table:table-cell>
              <table:table-cell office:value-type="float" office:value="274520.479110076">
                <text:p>274520.479110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4940624237061">
                <text:p>0.0884940624237061</text:p>
              </table:table-cell>
              <table:table-cell office:value-type="float" office:value="274578.193450311">
                <text:p>274578.1934503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993593215942">
                <text:p>0.117993593215942</text:p>
              </table:table-cell>
              <table:table-cell office:value-type="float" office:value="274445.043109998">
                <text:p>274445.04310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2611751556397">
                <text:p>5.32611751556397</text:p>
              </table:table-cell>
              <table:table-cell office:value-type="float" office:value="1554.49450141924">
                <text:p>1554.49450141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0253868103027">
                <text:p>7.50253868103027</text:p>
              </table:table-cell>
              <table:table-cell office:value-type="float" office:value="3719.86825365457">
                <text:p>3719.86825365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53643774986267">
                <text:p>7.53643774986267</text:p>
              </table:table-cell>
              <table:table-cell office:value-type="float" office:value="238826.61910355">
                <text:p>238826.61910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7033371925354">
                <text:p>7.57033371925354</text:p>
              </table:table-cell>
              <table:table-cell office:value-type="float" office:value="238848.45736794">
                <text:p>238848.45736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0423755645752">
                <text:p>7.60423755645752</text:p>
              </table:table-cell>
              <table:table-cell office:value-type="float" office:value="238793.029570403">
                <text:p>238793.029570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63813662528992">
                <text:p>7.63813662528992</text:p>
              </table:table-cell>
              <table:table-cell office:value-type="float" office:value="238826.61910355">
                <text:p>238826.61910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67202496528626">
                <text:p>7.67202496528626</text:p>
              </table:table-cell>
              <table:table-cell office:value-type="float" office:value="238902.230114396">
                <text:p>238902.230114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70588731765747">
                <text:p>7.70588731765747</text:p>
              </table:table-cell>
              <table:table-cell office:value-type="float" office:value="239085.575368411">
                <text:p>239085.5753684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73978471755981">
                <text:p>7.73978471755981</text:p>
              </table:table-cell>
              <table:table-cell office:value-type="float" office:value="238838.377672744">
                <text:p>238838.377672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7365899085999">
                <text:p>7.77365899085999</text:p>
              </table:table-cell>
              <table:table-cell office:value-type="float" office:value="239001.437115971">
                <text:p>239001.437115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075475692749">
                <text:p>7.8075475692749</text:p>
              </table:table-cell>
              <table:table-cell office:value-type="float" office:value="238900.54934958">
                <text:p>238900.549349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4141540527344">
                <text:p>7.84141540527344</text:p>
              </table:table-cell>
              <table:table-cell office:value-type="float" office:value="239046.864415848">
                <text:p>239046.864415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7533187866211">
                <text:p>7.87533187866211</text:p>
              </table:table-cell>
              <table:table-cell office:value-type="float" office:value="238704.062985041">
                <text:p>238704.062985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90921759605408">
                <text:p>7.90921759605408</text:p>
              </table:table-cell>
              <table:table-cell office:value-type="float" office:value="238920.720088372">
                <text:p>238920.720088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4316625595093">
                <text:p>7.94316625595093</text:p>
              </table:table-cell>
              <table:table-cell office:value-type="float" office:value="238477.749183586">
                <text:p>238477.749183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97705268859863">
                <text:p>7.97705268859863</text:p>
              </table:table-cell>
              <table:table-cell office:value-type="float" office:value="238915.677084359">
                <text:p>238915.677084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109486579895">
                <text:p>8.0109486579895</text:p>
              </table:table-cell>
              <table:table-cell office:value-type="float" office:value="238848.45736794">
                <text:p>238848.45736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448362827301">
                <text:p>8.0448362827301</text:p>
              </table:table-cell>
              <table:table-cell office:value-type="float" office:value="238907.272550744">
                <text:p>238907.272550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873153686523">
                <text:p>8.07873153686523</text:p>
              </table:table-cell>
              <table:table-cell office:value-type="float" office:value="238853.49753459">
                <text:p>238853.49753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1261034011841">
                <text:p>8.11261034011841</text:p>
              </table:table-cell>
              <table:table-cell office:value-type="float" office:value="238969.480105279">
                <text:p>238969.480105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465322971344">
                <text:p>8.1465322971344</text:p>
              </table:table-cell>
              <table:table-cell office:value-type="float" office:value="238665.475467216">
                <text:p>238665.4754672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8040275573731">
                <text:p>8.18040275573731</text:p>
              </table:table-cell>
              <table:table-cell office:value-type="float" office:value="239028.354912961">
                <text:p>239028.354912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21428036689758">
                <text:p>8.21428036689758</text:p>
              </table:table-cell>
              <table:table-cell office:value-type="float" office:value="238977.889016348">
                <text:p>238977.8890163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4823904037476">
                <text:p>8.24823904037476</text:p>
              </table:table-cell>
              <table:table-cell office:value-type="float" office:value="238407.427941558">
                <text:p>238407.427941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8209376335144">
                <text:p>8.28209376335144</text:p>
              </table:table-cell>
              <table:table-cell office:value-type="float" office:value="239139.454946231">
                <text:p>239139.454946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3159327507019">
                <text:p>8.3159327507019</text:p>
              </table:table-cell>
              <table:table-cell office:value-type="float" office:value="239250.658305796">
                <text:p>239250.658305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34979009628296">
                <text:p>8.34979009628296</text:p>
              </table:table-cell>
              <table:table-cell office:value-type="float" office:value="239120.931102473">
                <text:p>239120.93110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38368678092957">
                <text:p>8.38368678092957</text:p>
              </table:table-cell>
              <table:table-cell office:value-type="float" office:value="238843.417413996">
                <text:p>238843.417413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41757416725159">
                <text:p>8.41757416725159</text:p>
              </table:table-cell>
              <table:table-cell office:value-type="float" office:value="238908.953410162">
                <text:p>238908.9534101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45140981674194">
                <text:p>8.45140981674194</text:p>
              </table:table-cell>
              <table:table-cell office:value-type="float" office:value="239274.260194339">
                <text:p>239274.260194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48474955558777">
                <text:p>8.48474955558777</text:p>
              </table:table-cell>
              <table:table-cell office:value-type="float" office:value="242833.335841015">
                <text:p>242833.335841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51752710342407">
                <text:p>8.51752710342407</text:p>
              </table:table-cell>
              <table:table-cell office:value-type="float" office:value="246998.34290328">
                <text:p>246998.34290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5030488967896">
                <text:p>8.55030488967896</text:p>
              </table:table-cell>
              <table:table-cell office:value-type="float" office:value="246996.54629037">
                <text:p>246996.54629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5830774307251">
                <text:p>8.5830774307251</text:p>
              </table:table-cell>
              <table:table-cell office:value-type="float" office:value="247036.077812859">
                <text:p>247036.0778128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615882396698">
                <text:p>8.615882396698</text:p>
              </table:table-cell>
              <table:table-cell office:value-type="float" office:value="246791.903600448">
                <text:p>246791.903600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79660248756409">
                <text:p>8.79660248756409</text:p>
              </table:table-cell>
              <table:table-cell office:value-type="float" office:value="44798.5609192673">
                <text:p>44798.56091926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82941389083862">
                <text:p>8.82941389083862</text:p>
              </table:table-cell>
              <table:table-cell office:value-type="float" office:value="246743.485252977">
                <text:p>246743.4852529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86220645904541">
                <text:p>8.86220645904541</text:p>
              </table:table-cell>
              <table:table-cell office:value-type="float" office:value="246885.207311221">
                <text:p>246885.2073112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07503700256348">
                <text:p>9.07503700256348</text:p>
              </table:table-cell>
              <table:table-cell office:value-type="float" office:value="38039.6528908585">
                <text:p>38039.65289085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10781002044678">
                <text:p>9.10781002044678</text:p>
              </table:table-cell>
              <table:table-cell office:value-type="float" office:value="247032.483515204">
                <text:p>247032.483515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3534562587738">
                <text:p>9.3534562587738</text:p>
              </table:table-cell>
              <table:table-cell office:value-type="float" office:value="32957.9644904714">
                <text:p>32957.9644904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38624811172485">
                <text:p>9.38624811172485</text:p>
              </table:table-cell>
              <table:table-cell office:value-type="float" office:value="246890.592370164">
                <text:p>246890.592370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910719871521">
                <text:p>9.41910719871521</text:p>
              </table:table-cell>
              <table:table-cell office:value-type="float" office:value="246385.421554045">
                <text:p>246385.421554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3160514831543">
                <text:p>9.63160514831543</text:p>
              </table:table-cell>
              <table:table-cell office:value-type="float" office:value="38099.1911462266">
                <text:p>38099.19114622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66108822822571">
                <text:p>9.66108822822571</text:p>
              </table:table-cell>
              <table:table-cell office:value-type="float" office:value="274598.177145583">
                <text:p>274598.1771455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69057488441467">
                <text:p>9.69057488441467</text:p>
              </table:table-cell>
              <table:table-cell office:value-type="float" office:value="274564.872602607">
                <text:p>274564.872602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.88954925537109">
                <text:p>9.88954925537109</text:p>
              </table:table-cell>
              <table:table-cell office:value-type="float" office:value="40688.6573435791">
                <text:p>40688.6573435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91902947425842">
                <text:p>9.91902947425842</text:p>
              </table:table-cell>
              <table:table-cell office:value-type="float" office:value="274624.82659787">
                <text:p>274624.82659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.94848775863647">
                <text:p>9.94848775863647</text:p>
              </table:table-cell>
              <table:table-cell office:value-type="float" office:value="274829.31103863">
                <text:p>274829.31103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1472206115723">
                <text:p>10.1472206115723</text:p>
              </table:table-cell>
              <table:table-cell office:value-type="float" office:value="40738.1058561855">
                <text:p>40738.1058561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1767182350159">
                <text:p>10.1767182350159</text:p>
              </table:table-cell>
              <table:table-cell office:value-type="float" office:value="274462.789027012">
                <text:p>274462.789027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062079906464">
                <text:p>10.2062079906464</text:p>
              </table:table-cell>
              <table:table-cell office:value-type="float" office:value="274536.015199411">
                <text:p>274536.0151994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405017375946">
                <text:p>10.405017375946</text:p>
              </table:table-cell>
              <table:table-cell office:value-type="float" office:value="40722.4235807389">
                <text:p>40722.4235807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4345097541809">
                <text:p>10.4345097541809</text:p>
              </table:table-cell>
              <table:table-cell office:value-type="float" office:value="274511.602134196">
                <text:p>274511.602134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4640724658966">
                <text:p>10.4640724658966</text:p>
              </table:table-cell>
              <table:table-cell office:value-type="float" office:value="273858.503842897">
                <text:p>273858.503842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626031398773">
                <text:p>10.6626031398773</text:p>
              </table:table-cell>
              <table:table-cell office:value-type="float" office:value="40779.5925821847">
                <text:p>40779.5925821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7836313247681">
                <text:p>10.7836313247681</text:p>
              </table:table-cell>
              <table:table-cell office:value-type="float" office:value="66893.5092045569">
                <text:p>66893.50920455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8105726242065">
                <text:p>10.8105726242065</text:p>
              </table:table-cell>
              <table:table-cell office:value-type="float" office:value="300505.178619469">
                <text:p>300505.178619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8375043869019">
                <text:p>10.8375043869019</text:p>
              </table:table-cell>
              <table:table-cell office:value-type="float" office:value="300611.5898017">
                <text:p>300611.5898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0258891582489">
                <text:p>11.0258891582489</text:p>
              </table:table-cell>
              <table:table-cell office:value-type="float" office:value="42975.8729546424">
                <text:p>42975.87295464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0528144836426">
                <text:p>11.0528144836426</text:p>
              </table:table-cell>
              <table:table-cell office:value-type="float" office:value="300683.459962987">
                <text:p>300683.459962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0797727108002">
                <text:p>11.0797727108002</text:p>
              </table:table-cell>
              <table:table-cell office:value-type="float" office:value="300316.484191349">
                <text:p>300316.484191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2682077884674">
                <text:p>11.2682077884674</text:p>
              </table:table-cell>
              <table:table-cell office:value-type="float" office:value="42964.3997297414">
                <text:p>42964.39972974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7038464546204">
                <text:p>17.7038464546204</text:p>
              </table:table-cell>
              <table:table-cell office:value-type="float" office:value="1257.99480362056">
                <text:p>1257.99480362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050161838531">
                <text:p>17.9050161838531</text:p>
              </table:table-cell>
              <table:table-cell office:value-type="float" office:value="40244.623437513">
                <text:p>40244.623437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0111956596375">
                <text:p>18.0111956596375</text:p>
              </table:table-cell>
              <table:table-cell office:value-type="float" office:value="76248.2573981305">
                <text:p>76248.2573981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.1554379463196">
                <text:p>25.1554379463196</text:p>
              </table:table-cell>
              <table:table-cell office:value-type="float" office:value="1133.22024577639">
                <text:p>1133.22024577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5025253295898">
                <text:p>27.5025253295898</text:p>
              </table:table-cell>
              <table:table-cell office:value-type="float" office:value="3449.3815857506">
                <text:p>3449.38158575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536425113678">
                <text:p>27.536425113678</text:p>
              </table:table-cell>
              <table:table-cell office:value-type="float" office:value="238821.580071174">
                <text:p>238821.5800711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5703222751617">
                <text:p>27.5703222751617</text:p>
              </table:table-cell>
              <table:table-cell office:value-type="float" office:value="238840.057562863">
                <text:p>238840.0575628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6042256355286">
                <text:p>27.6042256355286</text:p>
              </table:table-cell>
              <table:table-cell office:value-type="float" office:value="238796.388098537">
                <text:p>238796.3880985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6381189823151">
                <text:p>27.6381189823151</text:p>
              </table:table-cell>
              <table:table-cell office:value-type="float" office:value="238866.939018986">
                <text:p>238866.9390189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6720139980316">
                <text:p>27.6720139980316</text:p>
              </table:table-cell>
              <table:table-cell office:value-type="float" office:value="238855.17763741">
                <text:p>238855.17763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7058992385864">
                <text:p>27.7058992385864</text:p>
              </table:table-cell>
              <table:table-cell office:value-type="float" office:value="238924.082209323">
                <text:p>238924.082209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7397613525391">
                <text:p>27.7397613525391</text:p>
              </table:table-cell>
              <table:table-cell office:value-type="float" office:value="239087.258737714">
                <text:p>239087.258737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7736506462097">
                <text:p>27.7736506462097</text:p>
              </table:table-cell>
              <table:table-cell office:value-type="float" office:value="238895.507197028">
                <text:p>238895.507197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807546377182">
                <text:p>27.807546377182</text:p>
              </table:table-cell>
              <table:table-cell office:value-type="float" office:value="238850.137399855">
                <text:p>238850.137399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8414137363434">
                <text:p>27.8414137363434</text:p>
              </table:table-cell>
              <table:table-cell office:value-type="float" office:value="239050.230087997">
                <text:p>239050.230087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8753144741058">
                <text:p>27.8753144741058</text:p>
              </table:table-cell>
              <table:table-cell office:value-type="float" office:value="238814.861692102">
                <text:p>238814.861692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9091875553131">
                <text:p>27.9091875553131</text:p>
              </table:table-cell>
              <table:table-cell office:value-type="float" office:value="239009.84827625">
                <text:p>239009.84827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9430832862854">
                <text:p>27.9430832862854</text:p>
              </table:table-cell>
              <table:table-cell office:value-type="float" office:value="238850.137399855">
                <text:p>238850.1373998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9769811630249">
                <text:p>27.9769811630249</text:p>
              </table:table-cell>
              <table:table-cell office:value-type="float" office:value="238835.017963398">
                <text:p>238835.017963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.0108602046967">
                <text:p>28.0108602046967</text:p>
              </table:table-cell>
              <table:table-cell office:value-type="float" office:value="238967.798394077">
                <text:p>238967.798394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0447559356689">
                <text:p>28.0447559356689</text:p>
              </table:table-cell>
              <table:table-cell office:value-type="float" office:value="238850.137399855">
                <text:p>238850.1373998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0786445140839">
                <text:p>28.0786445140839</text:p>
              </table:table-cell>
              <table:table-cell office:value-type="float" office:value="238900.54934958">
                <text:p>238900.54934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1125857830048">
                <text:p>28.1125857830048</text:p>
              </table:table-cell>
              <table:table-cell office:value-type="float" office:value="238529.679572914">
                <text:p>238529.679572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1464924812317">
                <text:p>28.1464924812317</text:p>
              </table:table-cell>
              <table:table-cell office:value-type="float" office:value="238772.880385332">
                <text:p>238772.8803853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1803956031799">
                <text:p>28.1803956031799</text:p>
              </table:table-cell>
              <table:table-cell office:value-type="float" office:value="238798.067398031">
                <text:p>238798.067398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2142865657806">
                <text:p>28.2142865657806</text:p>
              </table:table-cell>
              <table:table-cell office:value-type="float" office:value="238883.743002061">
                <text:p>238883.7430020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2481737136841">
                <text:p>28.2481737136841</text:p>
              </table:table-cell>
              <table:table-cell office:value-type="float" office:value="238910.634293232">
                <text:p>238910.634293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2820627689362">
                <text:p>28.2820627689362</text:p>
              </table:table-cell>
              <table:table-cell office:value-type="float" office:value="238897.187890897">
                <text:p>238897.1878908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15957069397">
                <text:p>28.315957069397</text:p>
              </table:table-cell>
              <table:table-cell office:value-type="float" office:value="238860.218087688">
                <text:p>238860.2180876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3498451709747">
                <text:p>28.3498451709747</text:p>
              </table:table-cell>
              <table:table-cell office:value-type="float" office:value="238903.910902861">
                <text:p>238903.9109028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3837382793426">
                <text:p>28.3837382793426</text:p>
              </table:table-cell>
              <table:table-cell office:value-type="float" office:value="238868.619310908">
                <text:p>238868.6193109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4176197052002">
                <text:p>28.4176197052002</text:p>
              </table:table-cell>
              <table:table-cell office:value-type="float" office:value="238950.982583791">
                <text:p>238950.982583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4515142440796">
                <text:p>28.4515142440796</text:p>
              </table:table-cell>
              <table:table-cell office:value-type="float" office:value="238858.537913958">
                <text:p>238858.5379139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4848861694336">
                <text:p>28.4848861694336</text:p>
              </table:table-cell>
              <table:table-cell office:value-type="float" office:value="242599.128282799">
                <text:p>242599.128282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5177047252655">
                <text:p>28.5177047252655</text:p>
              </table:table-cell>
              <table:table-cell office:value-type="float" office:value="246689.709366441">
                <text:p>246689.7093664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550509929657">
                <text:p>28.550509929657</text:p>
              </table:table-cell>
              <table:table-cell office:value-type="float" office:value="246790.109989462">
                <text:p>246790.109989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5832962989807">
                <text:p>28.5832962989807</text:p>
              </table:table-cell>
              <table:table-cell office:value-type="float" office:value="246931.885627854">
                <text:p>246931.8856278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6160984039307">
                <text:p>28.6160984039307</text:p>
              </table:table-cell>
              <table:table-cell office:value-type="float" office:value="246813.428965998">
                <text:p>246813.428965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.6488621234894">
                <text:p>28.6488621234894</text:p>
              </table:table-cell>
              <table:table-cell office:value-type="float" office:value="247102.591190575">
                <text:p>247102.591190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.6816902160645">
                <text:p>28.6816902160645</text:p>
              </table:table-cell>
              <table:table-cell office:value-type="float" office:value="246618.044636178">
                <text:p>246618.044636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7144918441772">
                <text:p>28.7144918441772</text:p>
              </table:table-cell>
              <table:table-cell office:value-type="float" office:value="246817.01689199">
                <text:p>246817.016891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7472579479218">
                <text:p>28.7472579479218</text:p>
              </table:table-cell>
              <table:table-cell office:value-type="float" office:value="247084.611070283">
                <text:p>247084.6110702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.8559713363647">
                <text:p>28.8559713363647</text:p>
              </table:table-cell>
              <table:table-cell office:value-type="float" office:value="74471.0482853302">
                <text:p>74471.04828533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9105970859528">
                <text:p>28.9105970859528</text:p>
              </table:table-cell>
              <table:table-cell office:value-type="float" office:value="148208.492534382">
                <text:p>148208.4925343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.0572180747986">
                <text:p>29.0572180747986</text:p>
              </table:table-cell>
              <table:table-cell office:value-type="float" office:value="55217.1968265273">
                <text:p>55217.19682652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.1890308856964">
                <text:p>29.1890308856964</text:p>
              </table:table-cell>
              <table:table-cell office:value-type="float" office:value="61420.4336047086">
                <text:p>61420.43360470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.2218492031097">
                <text:p>29.2218492031097</text:p>
              </table:table-cell>
              <table:table-cell office:value-type="float" office:value="246691.501518344">
                <text:p>246691.501518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.3284068107605">
                <text:p>29.3284068107605</text:p>
              </table:table-cell>
              <table:table-cell office:value-type="float" office:value="75977.6817300055">
                <text:p>75977.68173000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4675035476685">
                <text:p>29.4675035476685</text:p>
              </table:table-cell>
              <table:table-cell office:value-type="float" office:value="58204.0972345539">
                <text:p>58204.09723455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4971556663513">
                <text:p>29.4971556663513</text:p>
              </table:table-cell>
              <table:table-cell office:value-type="float" office:value="273032.766615743">
                <text:p>273032.7666157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5964593887329">
                <text:p>29.5964593887329</text:p>
              </table:table-cell>
              <table:table-cell office:value-type="float" office:value="81527.6588413244">
                <text:p>81527.6588413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9.7252309322357">
                <text:p>29.7252309322357</text:p>
              </table:table-cell>
              <table:table-cell office:value-type="float" office:value="62871.0333026604">
                <text:p>62871.0333026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9.7547338008881">
                <text:p>29.7547338008881</text:p>
              </table:table-cell>
              <table:table-cell office:value-type="float" office:value="274413.993276442">
                <text:p>274413.9932764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9.784245967865">
                <text:p>29.784245967865</text:p>
              </table:table-cell>
              <table:table-cell office:value-type="float" office:value="274327.534346396">
                <text:p>274327.5343463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9.9828810691833">
                <text:p>29.9828810691833</text:p>
              </table:table-cell>
              <table:table-cell office:value-type="float" office:value="40758.1537516084">
                <text:p>40758.15375160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0.0124142169952">
                <text:p>30.0124142169952</text:p>
              </table:table-cell>
              <table:table-cell office:value-type="float" office:value="274132.647544623">
                <text:p>274132.6475446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.0418875217438">
                <text:p>30.0418875217438</text:p>
              </table:table-cell>
              <table:table-cell office:value-type="float" office:value="274689.250800841">
                <text:p>274689.2508008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0.2405090332031">
                <text:p>30.2405090332031</text:p>
              </table:table-cell>
              <table:table-cell office:value-type="float" office:value="40760.9424604389">
                <text:p>40760.94246043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2699897289276">
                <text:p>30.2699897289276</text:p>
              </table:table-cell>
              <table:table-cell office:value-type="float" office:value="274620.384663286">
                <text:p>274620.384663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2994327545166">
                <text:p>30.2994327545166</text:p>
              </table:table-cell>
              <table:table-cell office:value-type="float" office:value="274971.74077883">
                <text:p>274971.74077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4981486797333">
                <text:p>30.4981486797333</text:p>
              </table:table-cell>
              <table:table-cell office:value-type="float" office:value="40741.576152854">
                <text:p>40741.5761528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5250864028931">
                <text:p>30.5250864028931</text:p>
              </table:table-cell>
              <table:table-cell office:value-type="float" office:value="300545.073983272">
                <text:p>300545.0739832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0.7406742572784">
                <text:p>30.7406742572784</text:p>
              </table:table-cell>
              <table:table-cell office:value-type="float" office:value="37553.1359272583">
                <text:p>37553.1359272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7676038742065">
                <text:p>30.7676038742065</text:p>
              </table:table-cell>
              <table:table-cell office:value-type="float" office:value="300635.542704358">
                <text:p>300635.5427043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.7945358753204">
                <text:p>30.7945358753204</text:p>
              </table:table-cell>
              <table:table-cell office:value-type="float" office:value="300608.928603677">
                <text:p>300608.9286036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9828903675079">
                <text:p>30.9828903675079</text:p>
              </table:table-cell>
              <table:table-cell office:value-type="float" office:value="42982.7815942968">
                <text:p>42982.7815942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.0098288059235">
                <text:p>31.0098288059235</text:p>
              </table:table-cell>
              <table:table-cell office:value-type="float" office:value="300537.094063086">
                <text:p>300537.094063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.03675532341">
                <text:p>31.03675532341</text:p>
              </table:table-cell>
              <table:table-cell office:value-type="float" office:value="300670.148081248">
                <text:p>300670.148081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.2252414226532">
                <text:p>31.2252414226532</text:p>
              </table:table-cell>
              <table:table-cell office:value-type="float" office:value="42952.7696339847">
                <text:p>42952.76963398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.2521781921387">
                <text:p>31.2521781921387</text:p>
              </table:table-cell>
              <table:table-cell office:value-type="float" office:value="300555.714536072">
                <text:p>300555.7145360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2790830135345">
                <text:p>31.2790830135345</text:p>
              </table:table-cell>
              <table:table-cell office:value-type="float" office:value="300912.608966122">
                <text:p>300912.6089661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.4673774242401">
                <text:p>31.4673774242401</text:p>
              </table:table-cell>
              <table:table-cell office:value-type="float" office:value="42996.4966546968">
                <text:p>42996.49665469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.4942126274109">
                <text:p>31.4942126274109</text:p>
              </table:table-cell>
              <table:table-cell office:value-type="float" office:value="301693.262707121">
                <text:p>301693.2627071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.5210075378418">
                <text:p>31.5210075378418</text:p>
              </table:table-cell>
              <table:table-cell office:value-type="float" office:value="302146.932749631">
                <text:p>302146.9327496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7366244792938">
                <text:p>31.7366244792938</text:p>
              </table:table-cell>
              <table:table-cell office:value-type="float" office:value="37548.0699497879">
                <text:p>37548.06994978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.7634205818176">
                <text:p>31.7634205818176</text:p>
              </table:table-cell>
              <table:table-cell office:value-type="float" office:value="302133.490973476">
                <text:p>302133.490973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.79021525383">
                <text:p>31.79021525383</text:p>
              </table:table-cell>
              <table:table-cell office:value-type="float" office:value="302149.621248387">
                <text:p>302149.6212483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.0055651664734">
                <text:p>32.0055651664734</text:p>
              </table:table-cell>
              <table:table-cell office:value-type="float" office:value="37594.6286702471">
                <text:p>37594.6286702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.032363653183">
                <text:p>32.032363653183</text:p>
              </table:table-cell>
              <table:table-cell office:value-type="float" office:value="302106.611008799">
                <text:p>302106.611008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.0591328144073">
                <text:p>32.0591328144073</text:p>
              </table:table-cell>
              <table:table-cell office:value-type="float" office:value="302437.567323964">
                <text:p>302437.5673239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748169898987">
                <text:p>32.2748169898987</text:p>
              </table:table-cell>
              <table:table-cell office:value-type="float" office:value="37536.3652968844">
                <text:p>37536.3652968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01614522934">
                <text:p>32.301614522934</text:p>
              </table:table-cell>
              <table:table-cell office:value-type="float" office:value="302117.362420705">
                <text:p>302117.3624207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.5439901351929">
                <text:p>32.5439901351929</text:p>
              </table:table-cell>
              <table:table-cell office:value-type="float" office:value="33402.7005627599">
                <text:p>33402.70056275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.5685455799103">
                <text:p>32.5685455799103</text:p>
              </table:table-cell>
              <table:table-cell office:value-type="float" office:value="329702.845669123">
                <text:p>329702.8456691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.7369315624237">
                <text:p>37.7369315624237</text:p>
              </table:table-cell>
              <table:table-cell office:value-type="float" office:value="1566.44647427491">
                <text:p>1566.44647427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.9379489421844">
                <text:p>37.9379489421844</text:p>
              </table:table-cell>
              <table:table-cell office:value-type="float" office:value="40275.1245172738">
                <text:p>40275.1245172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1389083862305">
                <text:p>38.1389083862305</text:p>
              </table:table-cell>
              <table:table-cell office:value-type="float" office:value="40286.7356567029">
                <text:p>40286.73565670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.0053813457489">
                <text:p>40.0053813457489</text:p>
              </table:table-cell>
              <table:table-cell office:value-type="float" office:value="4337.59297648161">
                <text:p>4337.592976481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.0606391429901">
                <text:p>40.0606391429901</text:p>
              </table:table-cell>
              <table:table-cell office:value-type="float" office:value="146513.259742501">
                <text:p>146513.2597425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.206396818161">
                <text:p>40.206396818161</text:p>
              </table:table-cell>
              <table:table-cell office:value-type="float" office:value="55544.2448605713">
                <text:p>55544.24486057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.3184304237366">
                <text:p>40.3184304237366</text:p>
              </table:table-cell>
              <table:table-cell office:value-type="float" office:value="72264.0314788371">
                <text:p>72264.03147883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.3479278087616">
                <text:p>40.3479278087616</text:p>
              </table:table-cell>
              <table:table-cell office:value-type="float" office:value="274465.007428003">
                <text:p>274465.007428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4472830295563">
                <text:p>40.4472830295563</text:p>
              </table:table-cell>
              <table:table-cell office:value-type="float" office:value="81485.4009205089">
                <text:p>81485.40092050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5761013031006">
                <text:p>40.5761013031006</text:p>
              </table:table-cell>
              <table:table-cell office:value-type="float" office:value="62848.2262434227">
                <text:p>62848.2262434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6030344963074">
                <text:p>40.6030344963074</text:p>
              </table:table-cell>
              <table:table-cell office:value-type="float" office:value="300595.623320291">
                <text:p>300595.623320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.6972215175629">
                <text:p>40.6972215175629</text:p>
              </table:table-cell>
              <table:table-cell office:value-type="float" office:value="85956.6412875365">
                <text:p>85956.64128753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.8182764053345">
                <text:p>40.8182764053345</text:p>
              </table:table-cell>
              <table:table-cell office:value-type="float" office:value="66878.7535062168">
                <text:p>66878.75350621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.9394383430481">
                <text:p>40.9394383430481</text:p>
              </table:table-cell>
              <table:table-cell office:value-type="float" office:value="66819.6642673016">
                <text:p>66819.66426730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9663670063019">
                <text:p>40.9663670063019</text:p>
              </table:table-cell>
              <table:table-cell office:value-type="float" office:value="300646.189664179">
                <text:p>300646.1896641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1.0605795383453">
                <text:p>41.0605795383453</text:p>
              </table:table-cell>
              <table:table-cell office:value-type="float" office:value="85933.3660225329">
                <text:p>85933.3660225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1.1816129684448">
                <text:p>41.1816129684448</text:p>
              </table:table-cell>
              <table:table-cell office:value-type="float" office:value="66890.6102499552">
                <text:p>66890.6102499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